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Arabiya" svg:font-family="AlArabiya" style:font-adornments="Regular" style:font-pitch="fixed"/>
    <style:font-face style:name="Courier 10 Pitch1" svg:font-family="'Courier 10 Pitch'" style:font-pitch="fixed"/>
    <style:font-face style:name="Courier 10 Pitch" svg:font-family="'Courier 10 Pitch'" style:font-adornments="Regular" style:font-pitch="fixed"/>
    <style:font-face style:name="Lucida Sans Typewriter4" svg:font-family="'Lucida Sans Typewriter'" style:font-pitch="fixed"/>
    <style:font-face style:name="Lucida Sans Typewriter3" svg:font-family="'Lucida Sans Typewriter'" style:font-adornments="Regular" style:font-pitch="fixed"/>
    <style:font-face style:name="Lucidatypewriter6" svg:font-family="Lucidatypewriter" style:font-pitch="fixed"/>
    <style:font-face style:name="Lucidatypewriter3" svg:font-family="Lucidatypewriter" style:font-adornments="Regular" style:font-pitch="fixed"/>
    <style:font-face style:name="Courier" svg:font-family="Courier" style:font-adornments="Regular" style:font-family-generic="modern" style:font-pitch="fixed"/>
    <style:font-face style:name="Lucidatypewriter4" svg:font-family="Lucidatypewriter" style:font-adornments="Regular" style:font-family-generic="modern" style:font-pitch="fixed"/>
    <style:font-face style:name="TlwgTypewriter1" svg:font-family="TlwgTypewriter" style:font-family-generic="modern" style:font-pitch="fixed"/>
    <style:font-face style:name="TlwgTypewriter" svg:font-family="TlwgTypewriter" style:font-adornments="Regular" style:font-family-generic="modern" style:font-pitch="fixed"/>
    <style:font-face style:name="Lucidatypewriter2" svg:font-family="Lucidatypewriter" style:font-adornments="Regular" style:font-family-generic="roman" style:font-pitch="fixed"/>
    <style:font-face style:name="Arial2" svg:font-family="Arial" style:font-adornments="Regular" style:font-family-generic="swiss" style:font-pitch="fixed"/>
    <style:font-face style:name="FreeSans" svg:font-family="FreeSans" style:font-adornments="Regular" style:font-family-generic="swiss" style:font-pitch="fixed"/>
    <style:font-face style:name="Helvetica" svg:font-family="Helvetica" style:font-adornments="Regular" style:font-family-generic="swiss" style:font-pitch="fixed"/>
    <style:font-face style:name="Lucida Sans Typewriter" svg:font-family="'Lucida Sans Typewriter'" style:font-adornments="Regular" style:font-family-generic="swiss" style:font-pitch="fixed"/>
    <style:font-face style:name="Lucidatypewriter5" svg:font-family="Lucidatypewriter" style:font-adornments="Regular" style:font-family-generic="swiss" style:font-pitch="fixed"/>
    <style:font-face style:name="AlArabiya2" svg:font-family="AlArabiya" style:font-pitch="variable"/>
    <style:font-face style:name="AlArabiya1" svg:font-family="AlArabiya" style:font-adornments="Regular" style:font-pitch="variable"/>
    <style:font-face style:name="Andale Sans UI" svg:font-family="'Andale Sans UI'" style:font-pitch="variable"/>
    <style:font-face style:name="Arial Unicode MS" svg:font-family="'Arial Unicode MS'" style:font-pitch="variable"/>
    <style:font-face style:name="Gothic" svg:font-family="Gothic" style:font-pitch="variable"/>
    <style:font-face style:name="Lucidasans" svg:font-family="Lucidasans" style:font-pitch="variable"/>
    <style:font-face style:name="Courier2" svg:font-family="Courier" style:font-family-generic="modern" style:font-pitch="variable"/>
    <style:font-face style:name="Courier1" svg:font-family="Courier" style:font-adornments="Regular"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ucidatypewriter" svg:font-family="Lucidatypewriter" style:font-family-generic="roman" style:font-pitch="variable"/>
    <style:font-face style:name="Lucidatypewriter1" svg:font-family="Lucidatypewriter" style:font-adornments="Regular"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Regular" style:font-family-generic="swiss" style:font-pitch="variable"/>
    <style:font-face style:name="FreeSans2" svg:font-family="FreeSans" style:font-family-generic="swiss" style:font-pitch="variable"/>
    <style:font-face style:name="FreeSans1" svg:font-family="FreeSans" style:font-adornments="Regular" style:font-family-generic="swiss" style:font-pitch="variable"/>
    <style:font-face style:name="Helvetica2" svg:font-family="Helvetica" style:font-family-generic="swiss" style:font-pitch="variable"/>
    <style:font-face style:name="Helvetica1" svg:font-family="Helvetica" style:font-adornments="Regular" style:font-family-generic="swiss" style:font-pitch="variable"/>
    <style:font-face style:name="Lucida Sans Typewriter2" svg:font-family="'Lucida Sans Typewriter'" style:font-family-generic="swiss" style:font-pitch="variable"/>
    <style:font-face style:name="Lucida Sans Typewriter1" svg:font-family="'Lucida Sans Typewriter'" style:font-adornments="Regular" style:font-family-generic="swiss" style:font-pitch="variable"/>
    <style:font-face style:name="Droid Sans Fallback" svg:font-family="'Droid Sans Fallback'" style:font-family-generic="system" style:font-pitch="variable"/>
    <style:font-face style:name="FreeSans3"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1.144cm" fo:min-width="14.505cm"/>
    </style:style>
    <style:style style:name="gr2" style:family="graphic" style:parent-style-name="standard">
      <style:graphic-properties draw:stroke="none" svg:stroke-color="#000000" draw:fill="none" draw:fill-color="#ffffff" draw:textarea-horizontal-align="left" draw:auto-grow-height="true" draw:auto-grow-width="true" fo:min-height="0.898cm" fo:min-width="4.574cm"/>
    </style:style>
    <style:style style:name="gr3" style:family="graphic" style:parent-style-name="standard">
      <style:graphic-properties draw:stroke="none" svg:stroke-color="#000000" draw:fill="none" draw:fill-color="#ffffff" draw:textarea-horizontal-align="left" draw:auto-grow-height="true" draw:auto-grow-width="true" fo:min-height="0.898cm" fo:min-width="5.946cm"/>
    </style:style>
    <style:style style:name="gr4" style:family="graphic">
      <style:graphic-properties style:protect="size"/>
    </style:style>
    <style:style style:name="gr5" style:family="graphic" style:parent-style-name="standard" style:list-style-name="L5">
      <style:graphic-properties draw:stroke="none" draw:fill="none" draw:fill-color="#ffffff" fo:min-height="13.433cm"/>
    </style:style>
    <style:style style:name="gr6" style:family="graphic" style:parent-style-name="standard">
      <style:graphic-properties draw:stroke="none" svg:stroke-color="#000000" draw:fill="none" draw:fill-color="#ffffff" draw:textarea-horizontal-align="left" draw:auto-grow-height="true" draw:auto-grow-width="true" fo:min-height="1.479cm" fo:min-width="16.859cm"/>
    </style:style>
    <style:style style:name="gr7" style:family="graphic" style:parent-style-name="standard" style:list-style-name="L6">
      <style:graphic-properties draw:stroke="none" draw:fill="none" draw:fill-color="#ffffff" fo:min-height="2.402cm"/>
    </style:style>
    <style:style style:name="gr8" style:family="graphic" style:parent-style-name="standard">
      <style:graphic-properties draw:stroke="none" svg:stroke-color="#000000" draw:fill="none" draw:fill-color="#ffffff" draw:textarea-horizontal-align="left" draw:auto-grow-height="true" draw:auto-grow-width="true" fo:min-height="2.957cm" fo:min-width="15.195cm"/>
    </style:style>
    <style:style style:name="gr9" style:family="graphic" style:parent-style-name="standard" style:list-style-name="L6">
      <style:graphic-properties draw:stroke="none" draw:fill="none" draw:fill-color="#ffffff" fo:min-height="2.265cm"/>
    </style:style>
    <style:style style:name="gr10" style:family="graphic" style:parent-style-name="standard">
      <style:graphic-properties draw:stroke="none" svg:stroke-color="#000000" draw:fill="none" draw:fill-color="#ffffff" draw:textarea-horizontal-align="left" draw:auto-grow-height="true" draw:auto-grow-width="false" fo:min-height="5.117cm" fo:min-width="16.897cm"/>
    </style:style>
    <style:style style:name="gr11" style:family="graphic" style:parent-style-name="objectwithoutfill">
      <style:graphic-properties svg:stroke-color="#ff0000" draw:fill="none" draw:textarea-horizontal-align="center" draw:textarea-vertical-align="middle"/>
    </style:style>
    <style:style style:name="gr12" style:family="graphic" style:parent-style-name="standard">
      <style:graphic-properties svg:stroke-width="0.152cm" svg:stroke-color="#ff0000" draw:marker-start-width="0.428cm" draw:marker-end-width="0.428cm" draw:textarea-horizontal-align="center" draw:textarea-vertical-align="middle" fo:padding-top="0.025cm" fo:padding-bottom="0.025cm" fo:padding-left="0.025cm" fo:padding-right="0.025cm"/>
    </style:style>
    <style:style style:name="gr13" style:family="graphic" style:parent-style-name="standard">
      <style:graphic-properties draw:stroke="none" svg:stroke-color="#000000" draw:fill="none" draw:fill-color="#ffffff" draw:textarea-horizontal-align="left" draw:auto-grow-height="true" draw:auto-grow-width="true" fo:min-height="1.479cm" fo:min-width="18.392cm"/>
    </style:style>
    <style:style style:name="gr14" style:family="graphic" style:parent-style-name="standard">
      <style:graphic-properties draw:textarea-horizontal-align="center" draw:textarea-vertical-align="middle"/>
    </style:style>
    <style:style style:name="gr15" style:family="graphic" style:parent-style-name="standard">
      <style:graphic-properties draw:fill="solid" draw:fill-color="#ff0000" draw:textarea-horizontal-align="center" draw:textarea-vertical-align="middle"/>
    </style:style>
    <style:style style:name="gr16" style:family="graphic" style:parent-style-name="standard">
      <style:graphic-properties draw:fill="solid" draw:fill-color="#ff6633" draw:textarea-horizontal-align="center" draw:textarea-vertical-align="middle"/>
    </style:style>
    <style:style style:name="gr17" style:family="graphic" style:parent-style-name="standard">
      <style:graphic-properties draw:fill="solid" draw:fill-color="#23ff23" draw:textarea-horizontal-align="center" draw:textarea-vertical-align="middle"/>
    </style:style>
    <style:style style:name="gr18" style:family="graphic" style:parent-style-name="standard">
      <style:graphic-properties draw:marker-end="Arrow" draw:marker-end-width="0.3cm" draw:textarea-horizontal-align="center" draw:textarea-vertical-align="middle"/>
    </style:style>
    <style:style style:name="gr19" style:family="graphic" style:parent-style-name="standard">
      <style:graphic-properties draw:stroke="none" svg:stroke-color="#000000" draw:fill="none" draw:fill-color="#ffffff" draw:textarea-horizontal-align="left" draw:auto-grow-height="true" draw:auto-grow-width="true" fo:min-height="0.903cm" fo:min-width="8.232cm"/>
    </style:style>
    <style:style style:name="gr20" style:family="graphic" style:parent-style-name="standard">
      <style:graphic-properties draw:stroke="none" svg:stroke-color="#000000" draw:fill="none" draw:fill-color="#ffffff" draw:textarea-horizontal-align="left" draw:auto-grow-height="true" draw:auto-grow-width="true" fo:min-height="1.064cm" fo:min-width="2.22cm"/>
    </style:style>
    <style:style style:name="gr21" style:family="graphic" style:parent-style-name="standard">
      <style:graphic-properties draw:stroke="none" svg:stroke-color="#000000" draw:fill="none" draw:fill-color="#ffffff" draw:textarea-horizontal-align="left" draw:auto-grow-height="true" draw:auto-grow-width="true" fo:min-height="0.903cm" fo:min-width="15.09cm"/>
    </style:style>
    <style:style style:name="gr22" style:family="graphic" style:parent-style-name="standard">
      <style:graphic-properties draw:stroke="none" svg:stroke-color="#000000" draw:fill="none" draw:fill-color="#ffffff" draw:textarea-horizontal-align="left" draw:auto-grow-height="true" draw:auto-grow-width="true" fo:min-height="1.064cm" fo:min-width="1.666cm"/>
    </style:style>
    <style:style style:name="gr23" style:family="graphic" style:parent-style-name="objectwithoutfill">
      <style:graphic-properties draw:fill="none" draw:textarea-horizontal-align="center" draw:textarea-vertical-align="middle"/>
    </style:style>
    <style:style style:name="gr24" style:family="graphic" style:parent-style-name="standard">
      <style:graphic-properties draw:stroke="none" svg:stroke-color="#000000" draw:fill="none" draw:fill-color="#ffffff" draw:textarea-horizontal-align="left" draw:auto-grow-height="true" draw:auto-grow-width="true" fo:min-height="1.064cm" fo:min-width="5.548cm"/>
    </style:style>
    <style:style style:name="gr25" style:family="graphic" style:parent-style-name="standard">
      <style:graphic-properties draw:stroke="none" svg:stroke-color="#000000" draw:fill="none" draw:fill-color="#ffffff" draw:textarea-horizontal-align="left" draw:auto-grow-height="true" draw:auto-grow-width="true" fo:min-height="1.144cm" fo:min-width="13.853cm"/>
    </style:style>
    <style:style style:name="gr26" style:family="graphic" style:parent-style-name="standard">
      <style:graphic-properties draw:stroke="none" svg:stroke-color="#000000" draw:fill="none" draw:fill-color="#ffffff" draw:textarea-horizontal-align="left" draw:auto-grow-height="true" draw:auto-grow-width="true" fo:min-height="0.903cm" fo:min-width="6.86cm"/>
    </style:style>
    <style:style style:name="gr27" style:family="graphic" style:parent-style-name="standard">
      <style:graphic-properties draw:stroke="none" svg:stroke-color="#000000" draw:fill="none" draw:fill-color="#ffffff" draw:textarea-horizontal-align="left" draw:auto-grow-height="true" draw:auto-grow-width="true" fo:min-height="0.86cm" fo:min-width="2.639cm"/>
    </style:style>
    <style:style style:name="gr28" style:family="graphic" style:parent-style-name="standard">
      <style:graphic-properties draw:stroke="none" svg:stroke-color="#000000" draw:fill="none" draw:fill-color="#ffffff" draw:textarea-horizontal-align="left" draw:auto-grow-height="true" draw:auto-grow-width="false" fo:min-height="9.581cm" fo:min-width="24.767cm"/>
    </style:style>
    <style:style style:name="gr29" style:family="graphic" style:parent-style-name="standard">
      <style:graphic-properties draw:stroke="none" svg:stroke-color="#000000" draw:fill="none" draw:fill-color="#ffffff" draw:auto-grow-height="false" draw:auto-grow-width="false" draw:fit-to-size="true" fo:min-height="0cm"/>
    </style:style>
    <style:style style:name="gr30" style:family="graphic" style:parent-style-name="standard">
      <style:graphic-properties draw:stroke="none" svg:stroke-color="#000000" draw:fill="none" draw:fill-color="#ffffff" draw:textarea-horizontal-align="left" draw:auto-grow-height="true" draw:auto-grow-width="true" fo:min-height="0.903cm" fo:min-width="7.774cm"/>
    </style:style>
    <style:style style:name="gr31" style:family="graphic" style:parent-style-name="standard">
      <style:graphic-properties draw:stroke="none" svg:stroke-color="#000000" draw:fill="none" draw:fill-color="#ffffff" draw:textarea-horizontal-align="left" draw:auto-grow-height="true" draw:auto-grow-width="true" fo:min-height="3.537cm" fo:min-width="13.592cm"/>
    </style:style>
    <style:style style:name="gr32" style:family="graphic" style:parent-style-name="standard">
      <style:graphic-properties draw:stroke="none" svg:stroke-color="#000000" draw:fill="none" draw:fill-color="#ffffff" draw:textarea-horizontal-align="left" draw:auto-grow-height="true" draw:auto-grow-width="true" fo:min-height="2.87cm" fo:min-width="15.327cm"/>
    </style:style>
    <style:style style:name="pr1" style:family="presentation" style:parent-style-name="Default-title">
      <style:graphic-properties draw:fill-color="#ffffff" draw:auto-grow-height="true" fo:min-height="5.399cm"/>
    </style:style>
    <style:style style:name="pr2" style:family="presentation" style:parent-style-name="Default-outline1">
      <style:graphic-properties draw:fill-color="#ffffff" draw:auto-grow-height="true" fo:min-height="8.366cm"/>
    </style:style>
    <style:style style:name="pr3" style:family="presentation" style:parent-style-name="Default-outline1">
      <style:graphic-properties draw:fill-color="#ffffff" draw:auto-grow-height="true" fo:min-height="3.129cm"/>
    </style:style>
    <style:style style:name="pr4" style:family="presentation" style:parent-style-name="Default-notes">
      <style:graphic-properties draw:fill-color="#ffffff" fo:min-height="10.628cm"/>
    </style:style>
    <style:style style:name="pr5" style:family="presentation" style:parent-style-name="Default-title">
      <style:graphic-properties draw:fill-color="#ffffff" draw:auto-grow-height="true" fo:min-height="2.89cm"/>
    </style:style>
    <style:style style:name="pr6" style:family="presentation" style:parent-style-name="Default-outline1" style:list-style-name="L4">
      <style:graphic-properties draw:fill-color="#ffffff" draw:auto-grow-height="true" fo:min-height="9.88cm"/>
    </style:style>
    <style:style style:name="pr7" style:family="presentation" style:parent-style-name="Default-outline1" style:list-style-name="L4">
      <style:graphic-properties draw:fill-color="#ffffff" draw:auto-grow-height="true" fo:min-height="1.895cm"/>
    </style:style>
    <style:style style:name="pr8" style:family="presentation" style:parent-style-name="Default-outline1" style:list-style-name="L4">
      <style:graphic-properties draw:fill-color="#ffffff" draw:auto-grow-height="true" fo:min-height="1.849cm"/>
    </style:style>
    <style:style style:name="pr9" style:family="presentation" style:parent-style-name="Default-outline1" style:list-style-name="L4">
      <style:graphic-properties draw:fill-color="#ffffff" draw:auto-grow-height="true" fo:min-height="1.71cm"/>
    </style:style>
    <style:style style:name="pr10" style:family="presentation" style:parent-style-name="Default-outline1" style:list-style-name="L4">
      <style:graphic-properties draw:fill-color="#ffffff" draw:auto-grow-height="true" fo:min-height="11.304cm"/>
    </style:style>
    <style:style style:name="pr11" style:family="presentation" style:parent-style-name="Default-outline1" style:list-style-name="L4">
      <style:graphic-properties draw:fill-color="#ffffff" draw:auto-grow-height="true" fo:min-height="8.069cm"/>
    </style:style>
    <style:style style:name="pr12" style:family="presentation" style:parent-style-name="Default-outline1" style:list-style-name="L4">
      <style:graphic-properties draw:fill-color="#ffffff" draw:auto-grow-height="true" fo:min-height="9.973cm"/>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style>
    <style:style style:name="P3" style:family="paragraph">
      <style:paragraph-properties fo:text-align="center"/>
      <style:text-properties style:font-name="Helvetica2" fo:font-size="22pt" fo:font-style="italic"/>
    </style:style>
    <style:style style:name="P4" style:family="paragraph">
      <style:text-properties fo:color="#ff0000" style:font-name="TlwgTypewriter1" fo:font-size="22pt" fo:font-weight="bold"/>
    </style:style>
    <style:style style:name="P5" style:family="paragraph">
      <style:paragraph-properties fo:margin-left="1.199cm" fo:margin-right="0cm" fo:text-indent="-0.9cm"/>
    </style:style>
    <style:style style:name="P6" style:family="paragraph">
      <style:paragraph-properties fo:margin-left="0.952cm" fo:margin-right="0cm" fo:margin-top="0.388cm" fo:margin-bottom="0cm" fo:text-indent="-0.952cm"/>
    </style:style>
    <style:style style:name="P7" style:family="paragraph">
      <style:paragraph-properties fo:margin-left="0.952cm" fo:margin-right="0cm" fo:margin-top="0.388cm" fo:margin-bottom="0cm" fo:text-indent="-0.952cm"/>
      <style:text-properties style:font-name="TlwgTypewriter1" fo:font-weight="bold"/>
    </style:style>
    <style:style style:name="P8" style:family="paragraph">
      <style:text-properties style:font-name="TlwgTypewriter1" fo:font-size="36pt" fo:font-weight="bold"/>
    </style:style>
    <style:style style:name="P9" style:family="paragraph">
      <style:paragraph-properties fo:margin-left="0.952cm" fo:margin-right="0cm" fo:margin-top="0.388cm" fo:margin-bottom="0cm" fo:text-indent="-0.952cm"/>
      <style:text-properties style:font-name="Helvetica2" fo:font-size="32pt"/>
    </style:style>
    <style:style style:name="P10" style:family="paragraph">
      <style:paragraph-properties fo:margin-left="0cm" fo:margin-right="0cm" fo:text-align="center" fo:text-indent="0cm"/>
      <style:text-properties style:font-name="TlwgTypewriter1" fo:font-size="36pt" fo:font-weight="bold"/>
    </style:style>
    <style:style style:name="P11" style:family="paragraph">
      <style:paragraph-properties fo:margin-left="0cm" fo:margin-right="0cm" fo:text-align="start" fo:text-indent="0cm"/>
    </style:style>
    <style:style style:name="P12" style:family="paragraph">
      <style:paragraph-properties fo:margin-left="0cm" fo:margin-right="0cm" fo:text-align="start" fo:text-indent="0cm"/>
      <style:text-properties style:font-name="Courier2" fo:font-size="32pt" fo:font-style="italic"/>
    </style:style>
    <style:style style:name="P13" style:family="paragraph">
      <style:paragraph-properties fo:text-align="center"/>
    </style:style>
    <style:style style:name="P14" style:family="paragraph">
      <style:text-properties style:font-name="TlwgTypewriter1" fo:font-size="22pt" fo:font-style="italic" fo:font-weight="bold"/>
    </style:style>
    <style:style style:name="P15" style:family="paragraph">
      <style:paragraph-properties fo:margin-left="0cm" fo:margin-right="0cm" fo:margin-top="2.642cm" fo:margin-bottom="0cm" fo:text-indent="0cm">
        <style:tab-stops>
          <style:tab-stop style:position="1.27cm"/>
          <style:tab-stop style:position="1.34cm"/>
          <style:tab-stop style:position="2.61cm"/>
          <style:tab-stop style:position="3.88cm"/>
          <style:tab-stop style:position="5.15cm"/>
          <style:tab-stop style:position="6.42cm"/>
          <style:tab-stop style:position="7.69cm"/>
          <style:tab-stop style:position="8.96cm"/>
          <style:tab-stop style:position="10.23cm"/>
          <style:tab-stop style:position="11.5cm"/>
          <style:tab-stop style:position="12.77cm"/>
          <style:tab-stop style:position="14.04cm"/>
          <style:tab-stop style:position="15.31cm"/>
          <style:tab-stop style:position="16.58cm"/>
          <style:tab-stop style:position="17.85cm"/>
          <style:tab-stop style:position="19.12cm"/>
          <style:tab-stop style:position="20.39cm"/>
          <style:tab-stop style:position="21.66cm"/>
          <style:tab-stop style:position="22.93cm"/>
          <style:tab-stop style:position="24.2cm"/>
        </style:tab-stops>
      </style:paragraph-properties>
    </style:style>
    <style:style style:name="P16" style:family="paragraph">
      <style:paragraph-properties fo:margin-left="0cm" fo:margin-right="0cm" fo:margin-top="2.642cm" fo:margin-bottom="0cm" fo:line-height="150%" fo:text-indent="0cm">
        <style:tab-stops>
          <style:tab-stop style:position="1.27cm"/>
          <style:tab-stop style:position="1.34cm"/>
          <style:tab-stop style:position="2.61cm"/>
          <style:tab-stop style:position="3.88cm"/>
          <style:tab-stop style:position="5.15cm"/>
          <style:tab-stop style:position="6.42cm"/>
          <style:tab-stop style:position="7.69cm"/>
          <style:tab-stop style:position="8.96cm"/>
          <style:tab-stop style:position="10.23cm"/>
          <style:tab-stop style:position="11.5cm"/>
          <style:tab-stop style:position="12.77cm"/>
          <style:tab-stop style:position="14.04cm"/>
          <style:tab-stop style:position="15.31cm"/>
          <style:tab-stop style:position="16.58cm"/>
          <style:tab-stop style:position="17.85cm"/>
          <style:tab-stop style:position="19.12cm"/>
          <style:tab-stop style:position="20.39cm"/>
          <style:tab-stop style:position="21.66cm"/>
          <style:tab-stop style:position="22.93cm"/>
          <style:tab-stop style:position="24.2cm"/>
        </style:tab-stops>
      </style:paragraph-properties>
    </style:style>
    <style:style style:name="P17" style:family="paragraph">
      <style:paragraph-properties fo:margin-left="1.199cm" fo:margin-right="0cm" fo:margin-top="2.642cm" fo:margin-bottom="0cm" fo:text-indent="-0.9cm">
        <style:tab-stops>
          <style:tab-stop style:position="1.27cm"/>
          <style:tab-stop style:position="1.34cm"/>
          <style:tab-stop style:position="2.61cm"/>
          <style:tab-stop style:position="3.88cm"/>
          <style:tab-stop style:position="5.15cm"/>
          <style:tab-stop style:position="6.42cm"/>
          <style:tab-stop style:position="7.69cm"/>
          <style:tab-stop style:position="8.96cm"/>
          <style:tab-stop style:position="10.23cm"/>
          <style:tab-stop style:position="11.5cm"/>
          <style:tab-stop style:position="12.77cm"/>
          <style:tab-stop style:position="14.04cm"/>
          <style:tab-stop style:position="15.31cm"/>
          <style:tab-stop style:position="16.58cm"/>
          <style:tab-stop style:position="17.85cm"/>
          <style:tab-stop style:position="19.12cm"/>
          <style:tab-stop style:position="20.39cm"/>
          <style:tab-stop style:position="21.66cm"/>
          <style:tab-stop style:position="22.93cm"/>
          <style:tab-stop style:position="24.2cm"/>
        </style:tab-stops>
      </style:paragraph-properties>
    </style:style>
    <style:style style:name="P18" style:family="paragraph">
      <style:text-properties fo:color="#ff0000" style:font-name="TlwgTypewriter1" fo:font-size="32pt" fo:font-weight="bold"/>
    </style:style>
    <style:style style:name="P19" style:family="paragraph">
      <style:text-properties fo:color="#000000" style:font-name="TlwgTypewriter1" fo:font-size="32pt" fo:font-weight="bold"/>
    </style:style>
    <style:style style:name="P20" style:family="paragraph">
      <style:text-properties style:font-name="TlwgTypewriter1" fo:font-size="32pt" fo:font-weight="bold"/>
    </style:style>
    <style:style style:name="P21" style:family="paragraph">
      <style:text-properties style:font-name="TlwgTypewriter1" fo:font-weight="bold"/>
    </style:style>
    <style:style style:name="P22" style:family="paragraph">
      <style:paragraph-properties fo:margin-left="0cm" fo:margin-right="0cm" fo:text-indent="0cm"/>
      <style:text-properties style:font-name="AlArabiya2" fo:font-size="24pt" fo:language="fr" fo:country="FR" fo:font-style="italic" fo:font-weight="normal" style:font-size-asian="24pt" style:font-style-asian="italic" style:font-weight-asian="normal" style:font-size-complex="24pt" style:font-style-complex="italic" style:font-weight-complex="normal"/>
    </style:style>
    <style:style style:name="P23" style:family="paragraph">
      <style:paragraph-properties fo:margin-left="0cm" fo:margin-right="0cm" fo:text-indent="0cm"/>
      <style:text-properties style:font-name="AlArabiya2" fo:font-size="24pt" fo:font-style="italic" fo:font-weight="normal" style:font-size-asian="24pt" style:font-weight-asian="normal" style:font-size-complex="24pt" style:font-weight-complex="normal"/>
    </style:style>
    <style:style style:name="T1" style:family="text">
      <style:text-properties style:font-name="Helvetica2" fo:font-size="22pt" fo:font-style="italic"/>
    </style:style>
    <style:style style:name="T2" style:family="text">
      <style:text-properties fo:color="#ff0000" style:font-name="TlwgTypewriter1" fo:font-size="22pt" fo:font-weight="bold"/>
    </style:style>
    <style:style style:name="T3" style:family="text">
      <style:text-properties fo:color="#ff0000" style:font-name="TlwgTypewriter1" fo:font-size="44pt" fo:font-weight="bold" style:font-size-asian="44pt" style:font-size-complex="44pt"/>
    </style:style>
    <style:style style:name="T4" style:family="text">
      <style:text-properties style:font-name="TlwgTypewriter1" fo:font-size="44pt" fo:font-weight="bold" style:font-size-asian="44pt" style:font-size-complex="44pt"/>
    </style:style>
    <style:style style:name="T5" style:family="text">
      <style:text-properties style:font-name="TlwgTypewriter1" fo:font-size="36pt" fo:font-weight="bold"/>
    </style:style>
    <style:style style:name="T6" style:family="text">
      <style:text-properties style:font-name="Helvetica2" fo:font-size="32pt" fo:font-style="italic" style:font-size-asian="44pt" style:font-size-complex="44pt"/>
    </style:style>
    <style:style style:name="T7" style:family="text">
      <style:text-properties style:font-name="Courier2" fo:font-size="32pt" fo:font-style="italic"/>
    </style:style>
    <style:style style:name="T8" style:family="text">
      <style:text-properties style:font-name="TlwgTypewriter1" fo:font-size="22pt" fo:font-style="italic" fo:font-weight="bold"/>
    </style:style>
    <style:style style:name="T9" style:family="text">
      <style:text-properties fo:color="#ff0000" style:font-name="TlwgTypewriter1" fo:font-size="32pt" fo:font-weight="bold"/>
    </style:style>
    <style:style style:name="T10" style:family="text">
      <style:text-properties fo:color="#000000" style:font-name="TlwgTypewriter1" fo:font-size="32pt" fo:font-weight="bold"/>
    </style:style>
    <style:style style:name="T11" style:family="text">
      <style:text-properties style:font-name="TlwgTypewriter1" fo:font-size="32pt" fo:font-weight="bold"/>
    </style:style>
    <style:style style:name="T12" style:family="text">
      <style:text-properties style:font-name="TlwgTypewriter1" fo:font-weight="bold"/>
    </style:style>
    <style:style style:name="T13" style:family="text">
      <style:text-properties style:font-name="AlArabiya2" fo:font-size="24pt" fo:language="fr" fo:country="FR" fo:font-style="italic" fo:font-weight="normal" style:font-size-asian="24pt" style:font-style-asian="italic" style:font-weight-asian="normal" style:font-size-complex="24pt" style:font-style-complex="italic" style:font-weight-complex="normal"/>
    </style:style>
    <style:style style:name="T14" style:family="text">
      <style:text-properties style:font-name="AlArabiya2" fo:font-size="24pt" fo:font-style="italic" fo:font-weight="normal" style:font-size-asian="24pt" style:font-weight-asian="normal" style:font-size-complex="24pt" style:font-weight-complex="normal"/>
    </style:style>
    <style:style style:name="T15" style:family="text">
      <style:text-properties fo:font-size="36pt" fo:language="en" fo:country="US" style:font-size-asian="36pt" style:font-size-complex="36pt"/>
    </style:style>
    <style:style style:name="T16" style:family="text">
      <style:text-properties fo:font-size="36pt" fo:language="fr" fo:country="FR" style:font-size-asian="36pt" style:font-size-complex="36pt"/>
    </style:style>
    <style:style style:name="T17" style:family="text">
      <style:text-properties fo:color="#ff0000" fo:font-size="36pt" fo:language="fr" fo:country="FR" style:font-size-asian="36pt" style:font-size-complex="36pt"/>
    </style:style>
    <style:style style:name="T18" style:family="text">
      <style:text-properties fo:color="#ff0000" fo:font-size="36pt" fo:language="en" fo:country="US" style:font-size-asian="36pt" style:font-size-complex="36pt"/>
    </style:style>
    <text:list-style style:name="L1">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text:list-style style:name="L3">
      <text:list-level-style-bullet text:level="1" text:bullet-char="●">
        <style:list-level-properties text:space-before="0.299cm" text:min-label-width="0.9cm"/>
        <style:text-properties fo:font-family="StarSymbol" style:font-pitch="variable" fo:color="#0e594d" fo:font-size="45%"/>
      </text:list-level-style-bullet>
      <text:list-level-style-bullet text:level="2" text:bullet-char="–">
        <style:list-level-properties text:space-before="1.6cm" text:min-label-width="0.798cm"/>
        <style:text-properties fo:font-family="StarSymbol" style:font-pitch="variable" fo:color="#000000" fo:font-size="75%"/>
      </text:list-level-style-bullet>
      <text:list-level-style-bullet text:level="3" text:bullet-char="●">
        <style:list-level-properties text:space-before="2.998cm" text:min-label-width="0.6cm"/>
        <style:text-properties fo:font-family="StarSymbol" style:font-pitch="variable" fo:color="#000000" fo:font-size="45%"/>
      </text:list-level-style-bullet>
      <text:list-level-style-bullet text:level="4" text:bullet-char="–">
        <style:list-level-properties text:space-before="4.198cm" text:min-label-width="0.599cm"/>
        <style:text-properties fo:font-family="StarSymbol" style:font-pitch="variable" fo:color="#000000" fo:font-size="75%"/>
      </text:list-level-style-bullet>
      <text:list-level-style-bullet text:level="5" text:bullet-char="●">
        <style:list-level-properties text:space-before="5.397cm" text:min-label-width="0.6cm"/>
        <style:text-properties fo:font-family="StarSymbol" style:font-pitch="variable" fo:color="#000000" fo:font-size="45%"/>
      </text:list-level-style-bullet>
      <text:list-level-style-bullet text:level="6" text:bullet-char="●">
        <style:list-level-properties text:space-before="5.397cm" text:min-label-width="0.6cm"/>
        <style:text-properties fo:font-family="StarSymbol" style:font-pitch="variable" fo:color="#000000" fo:font-size="45%"/>
      </text:list-level-style-bullet>
      <text:list-level-style-bullet text:level="7" text:bullet-char="●">
        <style:list-level-properties text:space-before="5.397cm" text:min-label-width="0.6cm"/>
        <style:text-properties fo:font-family="StarSymbol" style:font-pitch="variable" fo:color="#000000" fo:font-size="45%"/>
      </text:list-level-style-bullet>
      <text:list-level-style-bullet text:level="8" text:bullet-char="●">
        <style:list-level-properties text:space-before="5.397cm" text:min-label-width="0.6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99cm" text:min-label-width="0.9cm"/>
        <style:text-properties fo:font-family="StarSymbol" style:font-charset="x-symbol" fo:color="#0e594d" fo:font-size="45%"/>
      </text:list-level-style-bullet>
      <text:list-level-style-bullet text:level="2" text:bullet-char="●">
        <style:list-level-properties text:space-before="1.6cm" text:min-label-width="0.798cm"/>
        <style:text-properties fo:font-family="StarSymbol" style:font-charset="x-symbol" fo:color="#000000" fo:font-size="45%"/>
      </text:list-level-style-bullet>
      <text:list-level-style-bullet text:level="3" text:bullet-char="●">
        <style:list-level-properties text:space-before="2.998cm" text:min-label-width="0.6cm"/>
        <style:text-properties fo:font-family="StarSymbol" style:font-charset="x-symbol" fo:color="#000000" fo:font-size="45%"/>
      </text:list-level-style-bullet>
      <text:list-level-style-bullet text:level="4" text:bullet-char="●">
        <style:list-level-properties text:space-before="4.198cm" text:min-label-width="0.599cm"/>
        <style:text-properties fo:font-family="StarSymbol" style:font-charset="x-symbol" fo:color="#000000" fo:font-size="45%"/>
      </text:list-level-style-bullet>
      <text:list-level-style-bullet text:level="5" text:bullet-char="●">
        <style:list-level-properties text:space-before="5.397cm" text:min-label-width="0.6cm"/>
        <style:text-properties fo:font-family="StarSymbol" style:font-charset="x-symbol" fo:color="#000000" fo:font-size="45%"/>
      </text:list-level-style-bullet>
      <text:list-level-style-bullet text:level="6" text:bullet-char="●">
        <style:list-level-properties text:space-before="5.397cm" text:min-label-width="0.6cm"/>
        <style:text-properties fo:font-family="StarSymbol" style:font-charset="x-symbol" fo:color="#000000" fo:font-size="45%"/>
      </text:list-level-style-bullet>
      <text:list-level-style-bullet text:level="7" text:bullet-char="●">
        <style:list-level-properties text:space-before="5.397cm" text:min-label-width="0.6cm"/>
        <style:text-properties fo:font-family="StarSymbol" style:font-charset="x-symbol" fo:color="#000000" fo:font-size="45%"/>
      </text:list-level-style-bullet>
      <text:list-level-style-bullet text:level="8" text:bullet-char="●">
        <style:list-level-properties text:space-before="5.397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style:font-name="Times New Roman" fo:color="#ffff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952cm"/>
        <style:text-properties style:font-name="Times New Roman" fo:color="#ffff00" fo:font-size="100%"/>
      </text:list-level-style-bullet>
      <text:list-level-style-bullet text:level="2" text:bullet-char="–">
        <style:list-level-properties text:min-label-width="0.952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6.425cm" svg:height="5.399cm" svg:x="1.055cm" svg:y="0.122cm" presentation:class="title" presentation:user-transformed="true">
          <draw:text-box>
            <text:p text:style-name="P1">Simulation algorithmique guidée par les événements (SIM)</text:p>
          </draw:text-box>
        </draw:frame>
        <draw:frame draw:style-name="gr1" draw:text-style-name="P3" draw:layer="layout" svg:width="14.505cm" svg:height="1.144cm" svg:x="13.153cm" svg:y="19.466cm">
          <draw:text-box>
            <text:p text:style-name="P2"><text:span text:style-name="T1">Une autre façon de découper le temps .... </text:span></text:p>
          </draw:text-box>
        </draw:frame>
        <draw:frame draw:style-name="gr2" draw:text-style-name="P4" draw:layer="layout" svg:width="4.659cm" svg:height="1.017cm" svg:x="1.457cm" svg:y="5.272cm">
          <draw:text-box>
            <text:p text:style-name="P1"><text:span text:style-name="T2">Avantages:</text:span></text:p>
          </draw:text-box>
        </draw:frame>
        <draw:frame presentation:style-name="pr2" draw:text-style-name="P5" draw:layer="layout" svg:width="25.563cm" svg:height="8.366cm" svg:x="2.056cm" svg:y="6.638cm" presentation:class="outline" presentation:user-transformed="true">
          <draw:text-box>
            <text:list text:style-name="L3">
              <text:list-item>
                <text:p text:style-name="P1">partage de mémoire sans risque (pas comme les threads !),</text:p>
              </text:list-item>
              <text:list-item>
                <text:p text:style-name="P1">pas de support langage ou système particulier, </text:p>
              </text:list-item>
              <text:list-item>
                <text:p text:style-name="P1">changement de contexte performant, véritablement léger.</text:p>
              </text:list-item>
            </text:list>
          </draw:text-box>
        </draw:frame>
        <draw:frame draw:style-name="gr3" draw:text-style-name="P4" draw:layer="layout" svg:width="6.056cm" svg:height="1.017cm" svg:x="1.457cm" svg:y="15.372cm">
          <draw:text-box>
            <text:p text:style-name="P1"><text:span text:style-name="T2">Inconvénient:</text:span></text:p>
          </draw:text-box>
        </draw:frame>
        <draw:frame presentation:style-name="pr3" draw:text-style-name="P5" draw:layer="layout" svg:width="25.563cm" svg:height="3.129cm" svg:x="2.057cm" svg:y="16.475cm" presentation:class="outline" presentation:user-transformed="true">
          <draw:text-box>
            <text:list text:style-name="L3">
              <text:list-item>
                <text:p text:style-name="P1">changement de contexte non préemptif (risque de monopolisation du processeur)</text:p>
              </text:list-item>
            </text:list>
          </draw:text-box>
        </draw:frame>
        <presentation:notes draw:style-name="dp2">
          <draw:page-thumbnail draw:style-name="gr4" draw:layer="layout" svg:width="14.182cm" svg:height="9.578cm" svg:x="3.704cm" svg:y="2.796cm" draw:page-number="1" presentation:class="page"/>
          <draw:frame presentation:style-name="pr4" draw:text-style-name="P1" draw:layer="layout" svg:width="15.024cm" svg:height="10.628cm" svg:x="3.294cm" svg:y="13.3cm" presentation:class="notes" presentation:placeholder="true" presentation:user-transformed="true">
            <draw:text-box/>
          </draw:frame>
        </presentation:notes>
      </draw:page>
      <draw:page draw:name="page2" draw:style-name="dp1" draw:master-page-name="Default" presentation:presentation-page-layout-name="AL1T1">
        <office:forms form:automatic-focus="false" form:apply-design-mode="false"/>
        <draw:frame presentation:style-name="pr5" draw:text-style-name="P1" draw:layer="layout" svg:width="5.025cm" svg:height="2.89cm" svg:x="1.255cm" svg:y="0.876cm" presentation:class="title" presentation:user-transformed="true">
          <draw:text-box>
            <text:p text:style-name="P1">SIM</text:p>
          </draw:text-box>
        </draw:frame>
        <draw:frame draw:style-name="gr5" draw:text-style-name="P7" draw:layer="layout" svg:width="25.328cm" svg:height="15.036cm" svg:x="1.959cm" svg:y="5.55cm">
          <draw:text-box>
            <text:p text:style-name="P6"><text:span text:style-name="T3">événement</text:span><text:span text:style-name="T4">: ce qui provoque un changement d’état du système à modéliser.</text:span></text:p>
            <text:p text:style-name="P6"><text:span text:style-name="T4"/></text:p>
            <text:p text:style-name="P6"><text:span text:style-name="T3">échéancier</text:span><text:span text:style-name="T4">: liste d’événements triée chronologiquement.</text:span></text:p>
          </draw:text-box>
        </draw:frame>
        <draw:frame draw:style-name="gr6" draw:text-style-name="P8" draw:layer="layout" svg:width="16.859cm" svg:height="1.665cm" svg:x="9.592cm" svg:y="1.39cm">
          <draw:text-box>
            <text:p text:style-name="P1"><text:span text:style-name="T5">événement / échéancier</text:span></text:p>
          </draw:text-box>
        </draw:frame>
        <presentation:notes draw:style-name="dp2">
          <draw:page-thumbnail draw:style-name="gr4" draw:layer="layout" svg:width="14.182cm" svg:height="9.578cm" svg:x="3.704cm" svg:y="2.796cm" draw:page-number="2" presentation:class="page"/>
          <draw:frame presentation:style-name="pr4" draw:text-style-name="P1" draw:layer="layout" svg:width="15.024cm" svg:height="10.628cm" svg:x="3.294cm" svg:y="13.3cm" presentation:class="notes" presentation:placeholder="true" presentation:user-transformed="true">
            <draw:text-box/>
          </draw:frame>
        </presentation:notes>
      </draw:page>
      <draw:page draw:name="page3" draw:style-name="dp1" draw:master-page-name="Default" presentation:presentation-page-layout-name="AL1T1">
        <office:forms form:automatic-focus="false" form:apply-design-mode="false"/>
        <draw:frame presentation:style-name="pr5" draw:text-style-name="P1" draw:layer="layout" svg:width="5.025cm" svg:height="2.89cm" svg:x="1.255cm" svg:y="0.876cm" presentation:class="title" presentation:user-transformed="true">
          <draw:text-box>
            <text:p text:style-name="P1">SIM</text:p>
          </draw:text-box>
        </draw:frame>
        <draw:frame draw:style-name="gr7" draw:text-style-name="P9" draw:layer="layout" svg:width="25.41cm" svg:height="2.402cm" svg:x="1.837cm" svg:y="6.185cm">
          <draw:text-box>
            <text:p text:style-name="P6"><text:span text:style-name="T6">Initialiser l'échéancier et les variables du système</text:span></text:p>
          </draw:text-box>
        </draw:frame>
        <draw:frame draw:style-name="gr8" draw:text-style-name="P10" draw:layer="layout" svg:width="15.195cm" svg:height="3.329cm" svg:x="11.492cm" svg:y="1.19cm">
          <draw:text-box>
            <text:p text:style-name="P2"><text:span text:style-name="T5">Boucle principale </text:span></text:p>
            <text:p text:style-name="P2"><text:span text:style-name="T5">du simulateur</text:span></text:p>
          </draw:text-box>
        </draw:frame>
        <draw:frame draw:style-name="gr9" draw:text-style-name="P9" draw:layer="layout" svg:width="19.261cm" svg:height="2.265cm" svg:x="1.695cm" svg:y="9.907cm">
          <draw:text-box>
            <text:p text:style-name="P6"><text:span text:style-name="T6">Jusqu'à ce que l'échéancier soit vide:</text:span></text:p>
          </draw:text-box>
        </draw:frame>
        <draw:frame draw:style-name="gr10" draw:text-style-name="P12" draw:layer="layout" svg:width="20.191cm" svg:height="5.117cm" svg:x="6.556cm" svg:y="13.079cm">
          <draw:text-box>
            <text:p text:style-name="P11"><text:span text:style-name="T7">Déclencher l'algorithme de traitement de l'événement de tête et enlever cet événement de l'échéancier.</text:span></text:p>
          </draw:text-box>
        </draw:frame>
        <draw:rect draw:style-name="gr11" draw:layer="layout" svg:width="21.353cm" svg:height="6.684cm" svg:x="5.848cm" svg:y="12.558cm">
          <text:p/>
        </draw:rect>
        <draw:line draw:style-name="gr12" draw:text-style-name="P13" draw:layer="layout" svg:x1="1.81cm" svg:y1="11.512cm" svg:x2="5.895cm" svg:y2="11.512cm">
          <text:p/>
        </draw:line>
        <presentation:notes draw:style-name="dp2">
          <draw:page-thumbnail draw:style-name="gr4" draw:layer="layout" svg:width="14.182cm" svg:height="9.578cm" svg:x="3.704cm" svg:y="2.796cm" draw:page-number="3" presentation:class="page"/>
          <draw:frame presentation:style-name="pr4" draw:text-style-name="P1" draw:layer="layout" svg:width="15.024cm" svg:height="10.628cm" svg:x="3.294cm" svg:y="13.3cm" presentation:class="notes" presentation:placeholder="true" presentation:user-transformed="true">
            <draw:text-box/>
          </draw:frame>
        </presentation:notes>
      </draw:page>
      <draw:page draw:name="page4" draw:style-name="dp1" draw:master-page-name="Default" presentation:presentation-page-layout-name="AL1T1">
        <office:forms form:automatic-focus="false" form:apply-design-mode="false"/>
        <draw:frame presentation:style-name="pr5" draw:text-style-name="P1" draw:layer="layout" svg:width="5.025cm" svg:height="2.89cm" svg:x="1.255cm" svg:y="0.876cm" presentation:class="title" presentation:user-transformed="true">
          <draw:text-box>
            <text:p text:style-name="P1">SIM</text:p>
          </draw:text-box>
        </draw:frame>
        <draw:frame draw:style-name="gr13" draw:text-style-name="P8" draw:layer="layout" svg:width="18.392cm" svg:height="1.665cm" svg:x="8.092cm" svg:y="1.29cm">
          <draw:text-box>
            <text:p text:style-name="P1"><text:span text:style-name="T5">Passage d'un pont étroit</text:span></text:p>
          </draw:text-box>
        </draw:frame>
        <draw:line draw:style-name="gr14" draw:text-style-name="P13" draw:layer="layout" svg:x1="11.001cm" svg:y1="10.944cm" svg:x2="17.267cm" svg:y2="10.944cm">
          <text:p/>
        </draw:line>
        <draw:line draw:style-name="gr14" draw:text-style-name="P13" draw:layer="layout" svg:x1="11.001cm" svg:y1="13.966cm" svg:x2="17.267cm" svg:y2="13.966cm">
          <text:p/>
        </draw:line>
        <draw:line draw:style-name="gr14" draw:text-style-name="P13" draw:layer="layout" svg:x1="20.347cm" svg:y1="8.519cm" svg:x2="28cm" svg:y2="8.519cm">
          <text:p/>
        </draw:line>
        <draw:line draw:style-name="gr14" draw:text-style-name="P13" draw:layer="layout" svg:x1="20.247cm" svg:y1="16.709cm" svg:x2="27.9cm" svg:y2="16.709cm">
          <text:p/>
        </draw:line>
        <draw:line draw:style-name="gr14" draw:text-style-name="P13" draw:layer="layout" svg:x1="17.321cm" svg:y1="10.901cm" svg:x2="20.384cm" svg:y2="8.487cm">
          <text:p/>
        </draw:line>
        <draw:line draw:style-name="gr14" draw:text-style-name="P13" draw:layer="layout" svg:x1="17.221cm" svg:y1="13.972cm" svg:x2="20.284cm" svg:y2="16.664cm">
          <text:p/>
        </draw:line>
        <draw:line draw:style-name="gr14" draw:text-style-name="P13" draw:layer="layout" svg:x1="0.248cm" svg:y1="8.32cm" svg:x2="7.901cm" svg:y2="8.32cm">
          <text:p/>
        </draw:line>
        <draw:line draw:style-name="gr14" draw:text-style-name="P13" draw:layer="layout" svg:x1="0.348cm" svg:y1="16.356cm" svg:x2="8.001cm" svg:y2="16.356cm">
          <text:p/>
        </draw:line>
        <draw:line draw:style-name="gr14" draw:text-style-name="P13" draw:layer="layout" svg:x1="7.922cm" svg:y1="16.402cm" svg:x2="10.985cm" svg:y2="13.988cm">
          <text:p/>
        </draw:line>
        <draw:line draw:style-name="gr14" draw:text-style-name="P13" draw:layer="layout" svg:x1="7.922cm" svg:y1="8.273cm" svg:x2="10.985cm" svg:y2="10.965cm">
          <text:p/>
        </draw:line>
        <draw:circle draw:style-name="gr15" draw:text-style-name="P13" draw:layer="layout" svg:width="0.604cm" svg:height="0.603cm" svg:x="20.28cm" svg:y="8.843cm">
          <text:p/>
        </draw:circle>
        <draw:circle draw:style-name="gr16" draw:text-style-name="P13" draw:layer="layout" svg:width="0.604cm" svg:height="0.603cm" svg:x="20.28cm" svg:y="9.743cm">
          <text:p/>
        </draw:circle>
        <draw:circle draw:style-name="gr17" draw:text-style-name="P13" draw:layer="layout" svg:width="0.604cm" svg:height="0.603cm" svg:x="20.28cm" svg:y="10.643cm">
          <text:p/>
        </draw:circle>
        <draw:circle draw:style-name="gr15" draw:text-style-name="P13" draw:layer="layout" svg:width="0.604cm" svg:height="0.603cm" svg:x="6.78cm" svg:y="13.643cm">
          <text:p/>
        </draw:circle>
        <draw:circle draw:style-name="gr16" draw:text-style-name="P13" draw:layer="layout" svg:width="0.604cm" svg:height="0.603cm" svg:x="6.78cm" svg:y="14.543cm">
          <text:p/>
        </draw:circle>
        <draw:circle draw:style-name="gr17" draw:text-style-name="P13" draw:layer="layout" svg:width="0.604cm" svg:height="0.603cm" svg:x="6.78cm" svg:y="15.443cm">
          <text:p/>
        </draw:circle>
        <draw:rect draw:style-name="gr14" draw:text-style-name="P13" draw:layer="layout" svg:width="2.321cm" svg:height="1.114cm" svg:x="3.713cm" svg:y="14.9cm">
          <text:p/>
        </draw:rect>
        <draw:rect draw:style-name="gr14" draw:text-style-name="P13" draw:layer="layout" svg:width="2.321cm" svg:height="1.114cm" svg:x="0.514cm" svg:y="14.9cm">
          <text:p/>
        </draw:rect>
        <draw:rect draw:style-name="gr14" draw:text-style-name="P13" draw:layer="layout" svg:width="2.321cm" svg:height="1.114cm" svg:x="10.914cm" svg:y="12cm">
          <text:p/>
        </draw:rect>
        <draw:rect draw:style-name="gr14" draw:text-style-name="P13" draw:layer="layout" svg:width="2.321cm" svg:height="1.114cm" svg:x="21.714cm" svg:y="9.1cm">
          <text:p/>
        </draw:rect>
        <draw:rect draw:style-name="gr14" draw:text-style-name="P13" draw:layer="layout" svg:width="2.321cm" svg:height="1.114cm" svg:x="24.914cm" svg:y="9.1cm">
          <text:p/>
        </draw:rect>
        <draw:line draw:style-name="gr18" draw:text-style-name="P13" draw:layer="layout" svg:x1="11.419cm" svg:y1="12.579cm" svg:x2="12.719cm" svg:y2="12.579cm">
          <text:p/>
        </draw:line>
        <draw:line draw:style-name="gr18" draw:text-style-name="P13" draw:layer="layout" svg:x1="4.219cm" svg:y1="15.379cm" svg:x2="5.519cm" svg:y2="15.379cm">
          <text:p/>
        </draw:line>
        <draw:line draw:style-name="gr18" draw:text-style-name="P13" draw:layer="layout" svg:x1="1.019cm" svg:y1="15.379cm" svg:x2="2.319cm" svg:y2="15.379cm">
          <text:p/>
        </draw:line>
        <draw:line draw:style-name="gr18" draw:text-style-name="P13" draw:layer="layout" svg:x1="23.619cm" svg:y1="9.675cm" svg:x2="22.319cm" svg:y2="9.683cm">
          <text:p/>
        </draw:line>
        <draw:line draw:style-name="gr18" draw:text-style-name="P13" draw:layer="layout" svg:x1="26.719cm" svg:y1="9.675cm" svg:x2="25.419cm" svg:y2="9.683cm">
          <text:p/>
        </draw:line>
        <draw:frame draw:style-name="gr19" draw:text-style-name="P14" draw:layer="layout" svg:width="8.384cm" svg:height="1.017cm" svg:x="17.954cm" svg:y="18.993cm">
          <draw:text-box>
            <text:p text:style-name="P1"><text:span text:style-name="T8">Quels événements ?</text:span></text:p>
          </draw:text-box>
        </draw:frame>
        <presentation:notes draw:style-name="dp2">
          <draw:page-thumbnail draw:style-name="gr4" draw:layer="layout" svg:width="14.182cm" svg:height="9.578cm" svg:x="3.704cm" svg:y="2.796cm" draw:page-number="4" presentation:class="page"/>
          <draw:frame presentation:style-name="pr4" draw:text-style-name="P1" draw:layer="layout" svg:width="15.024cm" svg:height="10.628cm" svg:x="3.294cm" svg:y="13.3cm" presentation:class="notes" presentation:placeholder="true" presentation:user-transformed="true">
            <draw:text-box/>
          </draw:frame>
        </presentation:notes>
      </draw:page>
      <draw:page draw:name="page5" draw:style-name="dp1" draw:master-page-name="Default" presentation:presentation-page-layout-name="AL1T1">
        <office:forms form:automatic-focus="false" form:apply-design-mode="false"/>
        <draw:frame presentation:style-name="pr5" draw:text-style-name="P1" draw:layer="layout" svg:width="5.025cm" svg:height="2.89cm" svg:x="1.255cm" svg:y="0.876cm" presentation:class="title" presentation:user-transformed="true">
          <draw:text-box>
            <text:p text:style-name="P1">SIM</text:p>
          </draw:text-box>
        </draw:frame>
        <draw:frame draw:style-name="gr13" draw:text-style-name="P8" draw:layer="layout" svg:width="18.392cm" svg:height="1.665cm" svg:x="8.092cm" svg:y="1.29cm">
          <draw:text-box>
            <text:p text:style-name="P1"><text:span text:style-name="T5">Passage d'un pont étroit</text:span></text:p>
          </draw:text-box>
        </draw:frame>
        <draw:frame draw:style-name="gr19" draw:text-style-name="P14" draw:layer="layout" svg:width="8.384cm" svg:height="1.017cm" svg:x="17.954cm" svg:y="3.693cm">
          <draw:text-box>
            <text:p text:style-name="P1"><text:span text:style-name="T8">Trois événements !</text:span></text:p>
          </draw:text-box>
        </draw:frame>
        <draw:frame presentation:style-name="pr6" draw:text-style-name="P17" draw:layer="layout" svg:width="25.16cm" svg:height="9.88cm" svg:x="2.46cm" svg:y="8.038cm" presentation:class="outline" presentation:user-transformed="true">
          <draw:text-box>
            <text:list text:style-name="L4">
              <text:list-item>
                <text:p text:style-name="P15">Inversion des feux de signalisation.</text:p>
              </text:list-item>
              <text:list-item>
                <text:p text:style-name="P16">Arrivée d'une nouvelle voiture. </text:p>
              </text:list-item>
              <text:list-item>
                <text:p text:style-name="P15">Fin de traversée du pont par une voiture.</text:p>
              </text:list-item>
            </text:list>
          </draw:text-box>
        </draw:frame>
        <draw:frame draw:style-name="gr20" draw:text-style-name="P18" draw:layer="layout" svg:width="2.711cm" svg:height="1.483cm" svg:x="1.163cm" svg:y="6.528cm">
          <draw:text-box>
            <text:p text:style-name="P1"><text:span text:style-name="T9">FEUX</text:span></text:p>
          </draw:text-box>
        </draw:frame>
        <draw:frame draw:style-name="gr20" draw:text-style-name="P18" draw:layer="layout" svg:width="2.711cm" svg:height="1.483cm" svg:x="1.163cm" svg:y="11.528cm">
          <draw:text-box>
            <text:p text:style-name="P1"><text:span text:style-name="T9">AUTO</text:span></text:p>
          </draw:text-box>
        </draw:frame>
        <draw:frame draw:style-name="gr20" draw:text-style-name="P18" draw:layer="layout" svg:width="2.711cm" svg:height="1.483cm" svg:x="1.163cm" svg:y="15.628cm">
          <draw:text-box>
            <text:p text:style-name="P1"><text:span text:style-name="T9">PONT</text:span></text:p>
          </draw:text-box>
        </draw:frame>
        <presentation:notes draw:style-name="dp2">
          <draw:page-thumbnail draw:style-name="gr4" draw:layer="layout" svg:width="14.182cm" svg:height="9.578cm" svg:x="3.704cm" svg:y="2.796cm" draw:page-number="5" presentation:class="page"/>
          <draw:frame presentation:style-name="pr4" draw:text-style-name="P1" draw:layer="layout" svg:width="15.024cm" svg:height="10.628cm" svg:x="3.294cm" svg:y="13.3cm" presentation:class="notes" presentation:placeholder="true" presentation:user-transformed="true">
            <draw:text-box/>
          </draw:frame>
        </presentation:notes>
      </draw:page>
      <draw:page draw:name="page6" draw:style-name="dp1" draw:master-page-name="Default" presentation:presentation-page-layout-name="AL1T1">
        <office:forms form:automatic-focus="false" form:apply-design-mode="false"/>
        <draw:frame presentation:style-name="pr5" draw:text-style-name="P1" draw:layer="layout" svg:width="5.025cm" svg:height="2.89cm" svg:x="1.255cm" svg:y="0.876cm" presentation:class="title" presentation:user-transformed="true">
          <draw:text-box>
            <text:p text:style-name="P1">SIM</text:p>
          </draw:text-box>
        </draw:frame>
        <draw:frame draw:style-name="gr13" draw:text-style-name="P8" draw:layer="layout" svg:width="18.392cm" svg:height="1.665cm" svg:x="8.092cm" svg:y="1.29cm">
          <draw:text-box>
            <text:p text:style-name="P1"><text:span text:style-name="T5">Passage d'un pont étroit</text:span></text:p>
          </draw:text-box>
        </draw:frame>
        <draw:frame draw:style-name="gr21" draw:text-style-name="P14" draw:layer="layout" svg:width="15.369cm" svg:height="1.017cm" svg:x="11.554cm" svg:y="3.693cm">
          <draw:text-box>
            <text:p text:style-name="P1"><text:span text:style-name="T8">Échéancier trié chronologiquement</text:span></text:p>
          </draw:text-box>
        </draw:frame>
        <draw:frame draw:style-name="gr20" draw:text-style-name="P18" draw:layer="layout" svg:width="2.711cm" svg:height="1.483cm" svg:x="8.563cm" svg:y="9.728cm">
          <draw:text-box>
            <text:p text:style-name="P1"><text:span text:style-name="T9">FEUX</text:span></text:p>
          </draw:text-box>
        </draw:frame>
        <draw:frame draw:style-name="gr20" draw:text-style-name="P18" draw:layer="layout" svg:width="2.711cm" svg:height="1.483cm" svg:x="3.563cm" svg:y="9.728cm">
          <draw:text-box>
            <text:p text:style-name="P1"><text:span text:style-name="T9">AUTO</text:span></text:p>
          </draw:text-box>
        </draw:frame>
        <draw:frame draw:style-name="gr20" draw:text-style-name="P18" draw:layer="layout" svg:width="2.711cm" svg:height="1.483cm" svg:x="13.563cm" svg:y="9.728cm">
          <draw:text-box>
            <text:p text:style-name="P1"><text:span text:style-name="T9">PONT</text:span></text:p>
          </draw:text-box>
        </draw:frame>
        <draw:frame draw:style-name="gr22" draw:text-style-name="P19" draw:layer="layout" svg:width="2.034cm" svg:height="1.483cm" svg:x="3.663cm" svg:y="11.128cm">
          <draw:text-box>
            <text:p text:style-name="P1"><text:span text:style-name="T10">t=0</text:span></text:p>
          </draw:text-box>
        </draw:frame>
        <draw:frame draw:style-name="gr22" draw:text-style-name="P19" draw:layer="layout" svg:width="2.034cm" svg:height="1.483cm" svg:x="8.763cm" svg:y="11.128cm">
          <draw:text-box>
            <text:p text:style-name="P1"><text:span text:style-name="T10">t=1</text:span></text:p>
          </draw:text-box>
        </draw:frame>
        <draw:frame draw:style-name="gr22" draw:text-style-name="P19" draw:layer="layout" svg:width="2.034cm" svg:height="1.483cm" svg:x="13.763cm" svg:y="11.128cm">
          <draw:text-box>
            <text:p text:style-name="P1"><text:span text:style-name="T10">t=6</text:span></text:p>
          </draw:text-box>
        </draw:frame>
        <draw:frame draw:style-name="gr20" draw:text-style-name="P18" draw:layer="layout" svg:width="2.711cm" svg:height="1.483cm" svg:x="18.463cm" svg:y="9.728cm">
          <draw:text-box>
            <text:p text:style-name="P1"><text:span text:style-name="T9">AUTO</text:span></text:p>
          </draw:text-box>
        </draw:frame>
        <draw:frame draw:style-name="gr20" draw:text-style-name="P19" draw:layer="layout" svg:width="2.711cm" svg:height="1.483cm" svg:x="18.563cm" svg:y="11.128cm">
          <draw:text-box>
            <text:p text:style-name="P1"><text:span text:style-name="T10">t=12</text:span></text:p>
          </draw:text-box>
        </draw:frame>
        <draw:frame draw:style-name="gr20" draw:text-style-name="P18" draw:layer="layout" svg:width="2.711cm" svg:height="1.483cm" svg:x="23.463cm" svg:y="9.728cm">
          <draw:text-box>
            <text:p text:style-name="P1"><text:span text:style-name="T9">AUTO</text:span></text:p>
          </draw:text-box>
        </draw:frame>
        <draw:frame draw:style-name="gr20" draw:text-style-name="P19" draw:layer="layout" svg:width="2.711cm" svg:height="1.483cm" svg:x="23.463cm" svg:y="11.128cm">
          <draw:text-box>
            <text:p text:style-name="P1"><text:span text:style-name="T10">t=25</text:span></text:p>
          </draw:text-box>
        </draw:frame>
        <draw:rect draw:style-name="gr23" draw:layer="layout" svg:width="3.249cm" svg:height="3.806cm" svg:x="8.162cm" svg:y="9.191cm">
          <text:p/>
        </draw:rect>
        <draw:rect draw:style-name="gr23" draw:layer="layout" svg:width="3.249cm" svg:height="3.806cm" svg:x="3.163cm" svg:y="9.191cm">
          <text:p/>
        </draw:rect>
        <draw:rect draw:style-name="gr23" draw:layer="layout" svg:width="3.249cm" svg:height="3.806cm" svg:x="13.163cm" svg:y="9.191cm">
          <text:p/>
        </draw:rect>
        <draw:rect draw:style-name="gr23" draw:layer="layout" svg:width="3.249cm" svg:height="3.806cm" svg:x="18.163cm" svg:y="9.191cm">
          <text:p/>
        </draw:rect>
        <draw:rect draw:style-name="gr23" draw:layer="layout" svg:width="3.249cm" svg:height="3.806cm" svg:x="23.163cm" svg:y="9.191cm">
          <text:p/>
        </draw:rect>
        <draw:line draw:style-name="gr18" draw:text-style-name="P13" draw:layer="layout" svg:x1="6.422cm" svg:y1="11.164cm" svg:x2="8.007cm" svg:y2="11.187cm">
          <text:p/>
        </draw:line>
        <draw:line draw:style-name="gr18" draw:text-style-name="P13" draw:layer="layout" svg:x1="11.423cm" svg:y1="11.165cm" svg:x2="13.008cm" svg:y2="11.188cm">
          <text:p/>
        </draw:line>
        <draw:line draw:style-name="gr18" draw:text-style-name="P13" draw:layer="layout" svg:x1="16.424cm" svg:y1="11.166cm" svg:x2="18.009cm" svg:y2="11.189cm">
          <text:p/>
        </draw:line>
        <draw:line draw:style-name="gr18" draw:text-style-name="P13" draw:layer="layout" svg:x1="21.425cm" svg:y1="11.167cm" svg:x2="23.01cm" svg:y2="11.19cm">
          <text:p/>
        </draw:line>
        <draw:line draw:style-name="gr18" draw:text-style-name="P13" draw:layer="layout" svg:x1="26.426cm" svg:y1="11.168cm" svg:x2="28.011cm" svg:y2="11.191cm">
          <text:p/>
        </draw:line>
        <draw:frame draw:style-name="gr24" draw:text-style-name="P20" draw:layer="layout" svg:width="6.775cm" svg:height="1.483cm" svg:x="1.817cm" svg:y="6.613cm">
          <draw:text-box>
            <text:p text:style-name="P1"><text:span text:style-name="T11">Échéancier</text:span></text:p>
          </draw:text-box>
        </draw:frame>
        <draw:line draw:style-name="gr18" draw:text-style-name="P13" draw:layer="layout" svg:x1="2.088cm" svg:y1="7.798cm" svg:x2="2.924cm" svg:y2="8.912cm">
          <text:p/>
        </draw:line>
        <draw:frame draw:style-name="gr25" draw:text-style-name="P3" draw:layer="layout" svg:width="13.853cm" svg:height="1.144cm" svg:x="7.054cm" svg:y="16.366cm">
          <draw:text-box>
            <text:p text:style-name="P2"><text:span text:style-name="T1">Un algorithme pour chaque événement. </text:span></text:p>
          </draw:text-box>
        </draw:frame>
        <presentation:notes draw:style-name="dp2">
          <draw:page-thumbnail draw:style-name="gr4" draw:layer="layout" svg:width="14.182cm" svg:height="9.578cm" svg:x="3.704cm" svg:y="2.796cm" draw:page-number="6" presentation:class="page"/>
          <draw:frame presentation:style-name="pr4" draw:text-style-name="P1" draw:layer="layout" svg:width="15.024cm" svg:height="10.628cm" svg:x="3.294cm" svg:y="13.3cm" presentation:class="notes" presentation:placeholder="true" presentation:user-transformed="true">
            <draw:text-box/>
          </draw:frame>
        </presentation:notes>
      </draw:page>
      <draw:page draw:name="page7" draw:style-name="dp1" draw:master-page-name="Default" presentation:presentation-page-layout-name="AL1T1">
        <office:forms form:automatic-focus="false" form:apply-design-mode="false"/>
        <draw:frame presentation:style-name="pr5" draw:text-style-name="P1" draw:layer="layout" svg:width="5.025cm" svg:height="2.89cm" svg:x="1.255cm" svg:y="0.876cm" presentation:class="title" presentation:user-transformed="true">
          <draw:text-box>
            <text:p text:style-name="P1">SIM</text:p>
          </draw:text-box>
        </draw:frame>
        <draw:frame draw:style-name="gr13" draw:text-style-name="P8" draw:layer="layout" svg:width="18.392cm" svg:height="1.665cm" svg:x="8.092cm" svg:y="1.29cm">
          <draw:text-box>
            <text:p text:style-name="P1"><text:span text:style-name="T5">Passage d'un pont étroit</text:span></text:p>
          </draw:text-box>
        </draw:frame>
        <draw:frame draw:style-name="gr26" draw:text-style-name="P14" draw:layer="layout" svg:width="6.987cm" svg:height="1.017cm" svg:x="11.554cm" svg:y="3.493cm">
          <draw:text-box>
            <text:p text:style-name="P1"><text:span text:style-name="T8">Algorithme pour</text:span></text:p>
          </draw:text-box>
        </draw:frame>
        <draw:frame draw:style-name="gr20" draw:text-style-name="P18" draw:layer="layout" svg:width="2.711cm" svg:height="1.483cm" svg:x="20.47cm" svg:y="3.228cm">
          <draw:text-box>
            <text:p text:style-name="P1"><text:span text:style-name="T9">PONT</text:span></text:p>
          </draw:text-box>
        </draw:frame>
        <draw:frame presentation:style-name="pr7" draw:text-style-name="P17" draw:layer="layout" svg:width="25.16cm" svg:height="1.895cm" svg:x="2.76cm" svg:y="5.438cm" presentation:class="outline" presentation:user-transformed="true">
          <draw:text-box>
            <text:list text:style-name="L4">
              <text:list-item>
                <text:p text:style-name="P15">Fin de traversée du pont par une voiture.</text:p>
              </text:list-item>
            </text:list>
          </draw:text-box>
        </draw:frame>
        <draw:line draw:style-name="gr12" draw:text-style-name="P13" draw:layer="layout" svg:x1="4.503cm" svg:y1="7.705cm" svg:x2="10.63cm" svg:y2="7.705cm">
          <text:p/>
        </draw:line>
        <draw:frame draw:style-name="gr27" draw:text-style-name="P21" draw:layer="layout" svg:width="2.669cm" svg:height="0.86cm" svg:x="1.467cm" svg:y="7.134cm">
          <draw:text-box>
            <text:p text:style-name="P1"><text:span text:style-name="T12">Traiter</text:span></text:p>
          </draw:text-box>
        </draw:frame>
        <draw:frame draw:style-name="gr28" draw:text-style-name="P22" draw:layer="layout" svg:width="24.767cm" svg:height="9.581cm" svg:x="2.238cm" svg:y="9.304cm">
          <draw:text-box>
            <text:p text:style-name="P1"><text:span text:style-name="T13">Si une voiture est en attente dans le bon sens par rapport aux feux, calculer le prochain événement PONT (on calcule la date de ce nouvel événement avec la date courante et on </text:span></text:p>
            <text:p text:style-name="P1"><text:span text:style-name="T13">l'ajoute dans l'échéancier en bonne place).</text:span></text:p>
            <text:p text:style-name="P1"><text:span text:style-name="T13"/></text:p>
          </draw:text-box>
        </draw:frame>
        <presentation:notes draw:style-name="dp2">
          <draw:page-thumbnail draw:style-name="gr4" draw:layer="layout" svg:width="14.182cm" svg:height="9.578cm" svg:x="3.704cm" svg:y="2.796cm" draw:page-number="7" presentation:class="page"/>
          <draw:frame presentation:style-name="pr4" draw:text-style-name="P1" draw:layer="layout" svg:width="15.024cm" svg:height="10.628cm" svg:x="3.294cm" svg:y="13.3cm" presentation:class="notes" presentation:placeholder="true" presentation:user-transformed="true">
            <draw:text-box/>
          </draw:frame>
        </presentation:notes>
      </draw:page>
      <draw:page draw:name="page8" draw:style-name="dp1" draw:master-page-name="Default" presentation:presentation-page-layout-name="AL1T1">
        <office:forms form:automatic-focus="false" form:apply-design-mode="false"/>
        <draw:frame presentation:style-name="pr5" draw:text-style-name="P1" draw:layer="layout" svg:width="5.025cm" svg:height="2.89cm" svg:x="1.255cm" svg:y="0.876cm" presentation:class="title" presentation:user-transformed="true">
          <draw:text-box>
            <text:p text:style-name="P1">SIM</text:p>
          </draw:text-box>
        </draw:frame>
        <draw:frame draw:style-name="gr13" draw:text-style-name="P8" draw:layer="layout" svg:width="18.392cm" svg:height="1.665cm" svg:x="8.092cm" svg:y="1.29cm">
          <draw:text-box>
            <text:p text:style-name="P1"><text:span text:style-name="T5">Passage d'un pont étroit</text:span></text:p>
          </draw:text-box>
        </draw:frame>
        <draw:frame draw:style-name="gr26" draw:text-style-name="P14" draw:layer="layout" svg:width="6.987cm" svg:height="1.017cm" svg:x="11.554cm" svg:y="3.493cm">
          <draw:text-box>
            <text:p text:style-name="P1"><text:span text:style-name="T8">Algorithme pour</text:span></text:p>
          </draw:text-box>
        </draw:frame>
        <draw:frame draw:style-name="gr20" draw:text-style-name="P18" draw:layer="layout" svg:width="2.711cm" svg:height="1.483cm" svg:x="20.27cm" svg:y="3.221cm">
          <draw:text-box>
            <text:p text:style-name="P1"><text:span text:style-name="T9">FEUX</text:span></text:p>
          </draw:text-box>
        </draw:frame>
        <draw:frame presentation:style-name="pr8" draw:text-style-name="P17" draw:layer="layout" svg:width="22.188cm" svg:height="1.849cm" svg:x="5.66cm" svg:y="5.538cm" presentation:class="outline" presentation:user-transformed="true">
          <draw:text-box>
            <text:list text:style-name="L4">
              <text:list-item>
                <text:p text:style-name="P15">Inversion des feux de signalisation.</text:p>
              </text:list-item>
            </text:list>
          </draw:text-box>
        </draw:frame>
        <draw:line draw:style-name="gr12" draw:text-style-name="P13" draw:layer="layout" svg:x1="4.504cm" svg:y1="7.705cm" svg:x2="10.631cm" svg:y2="7.705cm">
          <text:p/>
        </draw:line>
        <draw:frame draw:style-name="gr27" draw:text-style-name="P21" draw:layer="layout" svg:width="2.669cm" svg:height="0.86cm" svg:x="1.468cm" svg:y="7.134cm">
          <draw:text-box>
            <text:p text:style-name="P1"><text:span text:style-name="T12">Traiter</text:span></text:p>
          </draw:text-box>
        </draw:frame>
        <draw:frame draw:style-name="gr29" draw:text-style-name="P23" draw:layer="layout" svg:width="25.298cm" svg:height="10.584cm" svg:x="2.042cm" svg:y="9.051cm">
          <draw:text-box>
            <text:p text:style-name="P1"><text:span text:style-name="T14">Inverser les feux. Si l´échéancier ne contient aucun </text:span></text:p>
            <text:p text:style-name="P1"><text:span text:style-name="T14">événement PONT et qu'une voiture dans le bon sens est</text:span></text:p>
            <text:p text:style-name="P1"><text:span text:style-name="T14"><text:s/></text:span><text:span text:style-name="T14">en attente, alors on construit un nouvel événement PONT </text:span></text:p>
            <text:p text:style-name="P1"><text:span text:style-name="T14">(on calcule la date de ce nouvel événement avec la date </text:span></text:p>
            <text:p text:style-name="P1"><text:span text:style-name="T14">courante et on l'ajoute dans l'échéancier en bonne place).</text:span></text:p>
            <text:p text:style-name="P1"><text:span text:style-name="T14"/></text:p>
          </draw:text-box>
        </draw:frame>
        <presentation:notes draw:style-name="dp2">
          <draw:page-thumbnail draw:style-name="gr4" draw:layer="layout" svg:width="14.182cm" svg:height="9.578cm" svg:x="3.704cm" svg:y="2.796cm" draw:page-number="8" presentation:class="page"/>
          <draw:frame presentation:style-name="pr4" draw:text-style-name="P1" draw:layer="layout" svg:width="15.024cm" svg:height="10.628cm" svg:x="3.294cm" svg:y="13.3cm" presentation:class="notes" presentation:placeholder="true" presentation:user-transformed="true">
            <draw:text-box/>
          </draw:frame>
        </presentation:notes>
      </draw:page>
      <draw:page draw:name="page9" draw:style-name="dp1" draw:master-page-name="Default" presentation:presentation-page-layout-name="AL1T1">
        <office:forms form:automatic-focus="false" form:apply-design-mode="false"/>
        <draw:frame presentation:style-name="pr5" draw:text-style-name="P1" draw:layer="layout" svg:width="5.025cm" svg:height="2.89cm" svg:x="1.255cm" svg:y="0.876cm" presentation:class="title" presentation:user-transformed="true">
          <draw:text-box>
            <text:p text:style-name="P1">SIM</text:p>
          </draw:text-box>
        </draw:frame>
        <draw:frame draw:style-name="gr13" draw:text-style-name="P8" draw:layer="layout" svg:width="18.392cm" svg:height="1.665cm" svg:x="8.092cm" svg:y="1.29cm">
          <draw:text-box>
            <text:p text:style-name="P1"><text:span text:style-name="T5">Passage d'un pont étroit</text:span></text:p>
          </draw:text-box>
        </draw:frame>
        <draw:frame draw:style-name="gr26" draw:text-style-name="P14" draw:layer="layout" svg:width="6.987cm" svg:height="1.017cm" svg:x="11.554cm" svg:y="3.493cm">
          <draw:text-box>
            <text:p text:style-name="P1"><text:span text:style-name="T8">Algorithme pour</text:span></text:p>
          </draw:text-box>
        </draw:frame>
        <draw:frame draw:style-name="gr20" draw:text-style-name="P18" draw:layer="layout" svg:width="2.711cm" svg:height="1.483cm" svg:x="20.163cm" svg:y="3.228cm">
          <draw:text-box>
            <text:p text:style-name="P1"><text:span text:style-name="T9">AUTO</text:span></text:p>
          </draw:text-box>
        </draw:frame>
        <draw:frame presentation:style-name="pr9" draw:text-style-name="P17" draw:layer="layout" svg:width="19.328cm" svg:height="1.71cm" svg:x="8.16cm" svg:y="5.638cm" presentation:class="outline" presentation:user-transformed="true">
          <draw:text-box>
            <text:list text:style-name="L4">
              <text:list-item>
                <text:p text:style-name="P15">Arrivée d'une nouvelle voiture.</text:p>
              </text:list-item>
            </text:list>
          </draw:text-box>
        </draw:frame>
        <draw:line draw:style-name="gr12" draw:text-style-name="P13" draw:layer="layout" svg:x1="4.504cm" svg:y1="7.705cm" svg:x2="10.631cm" svg:y2="7.705cm">
          <text:p/>
        </draw:line>
        <draw:frame draw:style-name="gr27" draw:text-style-name="P21" draw:layer="layout" svg:width="2.669cm" svg:height="0.86cm" svg:x="1.468cm" svg:y="7.134cm">
          <draw:text-box>
            <text:p text:style-name="P1"><text:span text:style-name="T12">Traiter</text:span></text:p>
          </draw:text-box>
        </draw:frame>
        <draw:frame draw:style-name="gr29" draw:text-style-name="P23" draw:layer="layout" svg:width="25.762cm" svg:height="12.413cm" svg:x="1.903cm" svg:y="8.587cm">
          <draw:text-box>
            <text:p text:style-name="P1"><text:span text:style-name="T14">Si la file correspondante n'est pas vide, ajouter une </text:span></text:p>
            <text:p text:style-name="P1"><text:span text:style-name="T14">nouvelle voiture dans cette file. Si la file est vide et </text:span></text:p>
            <text:p text:style-name="P1"><text:span text:style-name="T14">que le feu est pour l'autre sens, idem. Sinon calculer le</text:span></text:p>
            <text:p text:style-name="P1"><text:span text:style-name="T14">prochain événement PONT (on calcule la date de ce nouvel </text:span></text:p>
            <text:p text:style-name="P1"><text:span text:style-name="T14">événement avec la date courante et on l'ajoute dans </text:span></text:p>
            <text:p text:style-name="P1"><text:span text:style-name="T14">l'échéancier). Ajouter le prochain événement AUTO !</text:span></text:p>
          </draw:text-box>
        </draw:frame>
        <presentation:notes draw:style-name="dp2">
          <draw:page-thumbnail draw:style-name="gr4" draw:layer="layout" svg:width="14.182cm" svg:height="9.578cm" svg:x="3.704cm" svg:y="2.796cm" draw:page-number="9" presentation:class="page"/>
          <draw:frame presentation:style-name="pr4" draw:text-style-name="P1" draw:layer="layout" svg:width="15.024cm" svg:height="10.628cm" svg:x="3.294cm" svg:y="13.3cm" presentation:class="notes" presentation:placeholder="true" presentation:user-transformed="true">
            <draw:text-box/>
          </draw:frame>
        </presentation:notes>
      </draw:page>
      <draw:page draw:name="page10" draw:style-name="dp1" draw:master-page-name="Default" presentation:presentation-page-layout-name="AL1T1">
        <office:forms form:automatic-focus="false" form:apply-design-mode="false"/>
        <draw:frame presentation:style-name="pr5" draw:text-style-name="P1" draw:layer="layout" svg:width="5.025cm" svg:height="2.89cm" svg:x="1.255cm" svg:y="0.876cm" presentation:class="title" presentation:user-transformed="true">
          <draw:text-box>
            <text:p text:style-name="P1">SIM</text:p>
          </draw:text-box>
        </draw:frame>
        <draw:frame draw:style-name="gr13" draw:text-style-name="P8" draw:layer="layout" svg:width="18.392cm" svg:height="1.665cm" svg:x="8.092cm" svg:y="1.29cm">
          <draw:text-box>
            <text:p text:style-name="P1"><text:span text:style-name="T5">Fin de la simulation</text:span></text:p>
          </draw:text-box>
        </draw:frame>
        <draw:frame draw:style-name="gr30" draw:text-style-name="P14" draw:layer="layout" svg:width="7.918cm" svg:height="1.017cm" svg:x="18.454cm" svg:y="3.793cm">
          <draw:text-box>
            <text:p text:style-name="P1"><text:span text:style-name="T8">Plusieurs façons.</text:span></text:p>
          </draw:text-box>
        </draw:frame>
        <draw:frame presentation:style-name="pr10" draw:text-style-name="P17" draw:layer="layout" svg:width="25.678cm" svg:height="11.304cm" svg:x="1.701cm" svg:y="7.063cm" presentation:class="outline" presentation:user-transformed="true">
          <draw:text-box>
            <text:list text:style-name="L4">
              <text:list-item>
                <text:p text:style-name="P15">échéancier vide (plus d'événements!),</text:p>
              </text:list-item>
              <text:list-item>
                <text:p text:style-name="P15">sur un état particulier des variables d'état,</text:p>
              </text:list-item>
              <text:list-item>
                <text:p text:style-name="P15">avec un événement de fin de simulation.</text:p>
              </text:list-item>
            </text:list>
          </draw:text-box>
        </draw:frame>
        <presentation:notes draw:style-name="dp2">
          <draw:page-thumbnail draw:style-name="gr4" draw:layer="layout" svg:width="14.182cm" svg:height="9.578cm" svg:x="3.704cm" svg:y="2.796cm" draw:page-number="10" presentation:class="page"/>
          <draw:frame presentation:style-name="pr4" draw:text-style-name="P1" draw:layer="layout" svg:width="15.024cm" svg:height="10.628cm" svg:x="3.294cm" svg:y="13.3cm" presentation:class="notes" presentation:placeholder="true" presentation:user-transformed="true">
            <draw:text-box/>
          </draw:frame>
        </presentation:notes>
      </draw:page>
      <draw:page draw:name="page11" draw:style-name="dp1" draw:master-page-name="Default" presentation:presentation-page-layout-name="AL1T1">
        <office:forms form:automatic-focus="false" form:apply-design-mode="false"/>
        <draw:frame presentation:style-name="pr5" draw:text-style-name="P1" draw:layer="layout" svg:width="5.025cm" svg:height="2.89cm" svg:x="1.255cm" svg:y="0.876cm" presentation:class="title" presentation:user-transformed="true">
          <draw:text-box>
            <text:p text:style-name="P1">SIM</text:p>
          </draw:text-box>
        </draw:frame>
        <draw:frame draw:style-name="gr31" draw:text-style-name="P10" draw:layer="layout" svg:width="13.592cm" svg:height="3.537cm" svg:x="11.892cm" svg:y="0.89cm">
          <draw:text-box>
            <text:p text:style-name="P2"><text:span text:style-name="T5">Prise de mesures </text:span></text:p>
            <text:p text:style-name="P2"><text:span text:style-name="T5">et affichages</text:span></text:p>
          </draw:text-box>
        </draw:frame>
        <draw:frame presentation:style-name="pr11" draw:text-style-name="P17" draw:layer="layout" svg:width="25.678cm" svg:height="8.069cm" svg:x="1.701cm" svg:y="7.863cm" presentation:class="outline" presentation:user-transformed="true">
          <draw:text-box>
            <text:list text:style-name="L4">
              <text:list-item>
                <text:p text:style-name="P15">sur un état particulier des variables d'état,</text:p>
              </text:list-item>
              <text:list-item>
                <text:p text:style-name="P15">avec un événement répétitif à intervalle régulier de temps.</text:p>
              </text:list-item>
            </text:list>
          </draw:text-box>
        </draw:frame>
        <presentation:notes draw:style-name="dp2">
          <draw:page-thumbnail draw:style-name="gr4" draw:layer="layout" svg:width="14.182cm" svg:height="9.578cm" svg:x="3.704cm" svg:y="2.796cm" draw:page-number="11" presentation:class="page"/>
          <draw:frame presentation:style-name="pr4" draw:text-style-name="P1" draw:layer="layout" svg:width="15.024cm" svg:height="10.628cm" svg:x="3.294cm" svg:y="13.3cm" presentation:class="notes" presentation:placeholder="true" presentation:user-transformed="true">
            <draw:text-box/>
          </draw:frame>
        </presentation:notes>
      </draw:page>
      <draw:page draw:name="page12" draw:style-name="dp1" draw:master-page-name="Default" presentation:presentation-page-layout-name="AL1T1">
        <office:forms form:automatic-focus="false" form:apply-design-mode="false"/>
        <draw:frame presentation:style-name="pr5" draw:text-style-name="P1" draw:layer="layout" svg:width="5.025cm" svg:height="2.89cm" svg:x="1.255cm" svg:y="0.876cm" presentation:class="title" presentation:user-transformed="true">
          <draw:text-box>
            <text:p text:style-name="P1">SIM</text:p>
          </draw:text-box>
        </draw:frame>
        <draw:frame draw:style-name="gr32" draw:text-style-name="P10" draw:layer="layout" svg:width="15.327cm" svg:height="2.87cm" svg:x="11.892cm" svg:y="1.19cm">
          <draw:text-box>
            <text:p text:style-name="P2"><text:span text:style-name="T5">Choix des événements</text:span></text:p>
          </draw:text-box>
        </draw:frame>
        <draw:frame presentation:style-name="pr12" draw:text-style-name="P17" draw:layer="layout" svg:width="25.678cm" svg:height="9.973cm" svg:x="1.701cm" svg:y="7.863cm" presentation:class="outline" presentation:user-transformed="true">
          <draw:text-box>
            <text:list text:style-name="L4">
              <text:list-item>
                <text:p text:style-name="P15"><text:span text:style-name="T15">Choisir d</text:span><text:span text:style-name="T16">es </text:span><text:span text:style-name="T17">é</text:span><text:span text:style-name="T18">v</text:span><text:span text:style-name="T17">én</text:span><text:span text:style-name="T18">ements</text:span><text:span text:style-name="T17"> </text:span><text:span text:style-name="T18">pr</text:span><text:span text:style-name="T17">é</text:span><text:span text:style-name="T18">dictibles</text:span><text:span text:style-name="T15"> </text:span><text:span text:style-name="T16">(</text:span><text:span text:style-name="T15">heureusement, seul le plus proche dans le temps suffit). </text:span></text:p>
              </text:list-item>
              <text:list-item>
                <text:p text:style-name="P15"><text:span text:style-name="T15">Conseil: </text:span><text:span text:style-name="T16">é</text:span><text:span text:style-name="T15">viter quand c’est possible les pr</text:span><text:span text:style-name="T16">é</text:span><text:span text:style-name="T15">dictions incertaines !</text:span></text:p>
              </text:list-item>
            </text:list>
          </draw:text-box>
        </draw:frame>
        <presentation:notes draw:style-name="dp2">
          <draw:page-thumbnail draw:style-name="gr4" draw:layer="layout" svg:width="14.182cm" svg:height="9.578cm" svg:x="3.704cm" svg:y="2.796cm" draw:page-number="12" presentation:class="page"/>
          <draw:frame presentation:style-name="pr4" draw:text-style-name="P1" draw:layer="layout" svg:width="15.024cm" svg:height="10.628cm" svg:x="3.294cm" svg:y="13.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lArabiya" svg:font-family="AlArabiya" style:font-adornments="Regular" style:font-pitch="fixed"/>
    <style:font-face style:name="Courier 10 Pitch1" svg:font-family="'Courier 10 Pitch'" style:font-pitch="fixed"/>
    <style:font-face style:name="Courier 10 Pitch" svg:font-family="'Courier 10 Pitch'" style:font-adornments="Regular" style:font-pitch="fixed"/>
    <style:font-face style:name="Lucida Sans Typewriter4" svg:font-family="'Lucida Sans Typewriter'" style:font-pitch="fixed"/>
    <style:font-face style:name="Lucida Sans Typewriter3" svg:font-family="'Lucida Sans Typewriter'" style:font-adornments="Regular" style:font-pitch="fixed"/>
    <style:font-face style:name="Lucidatypewriter6" svg:font-family="Lucidatypewriter" style:font-pitch="fixed"/>
    <style:font-face style:name="Lucidatypewriter3" svg:font-family="Lucidatypewriter" style:font-adornments="Regular" style:font-pitch="fixed"/>
    <style:font-face style:name="Courier" svg:font-family="Courier" style:font-adornments="Regular" style:font-family-generic="modern" style:font-pitch="fixed"/>
    <style:font-face style:name="Lucidatypewriter4" svg:font-family="Lucidatypewriter" style:font-adornments="Regular" style:font-family-generic="modern" style:font-pitch="fixed"/>
    <style:font-face style:name="TlwgTypewriter1" svg:font-family="TlwgTypewriter" style:font-family-generic="modern" style:font-pitch="fixed"/>
    <style:font-face style:name="TlwgTypewriter" svg:font-family="TlwgTypewriter" style:font-adornments="Regular" style:font-family-generic="modern" style:font-pitch="fixed"/>
    <style:font-face style:name="Lucidatypewriter2" svg:font-family="Lucidatypewriter" style:font-adornments="Regular" style:font-family-generic="roman" style:font-pitch="fixed"/>
    <style:font-face style:name="Arial2" svg:font-family="Arial" style:font-adornments="Regular" style:font-family-generic="swiss" style:font-pitch="fixed"/>
    <style:font-face style:name="FreeSans" svg:font-family="FreeSans" style:font-adornments="Regular" style:font-family-generic="swiss" style:font-pitch="fixed"/>
    <style:font-face style:name="Helvetica" svg:font-family="Helvetica" style:font-adornments="Regular" style:font-family-generic="swiss" style:font-pitch="fixed"/>
    <style:font-face style:name="Lucida Sans Typewriter" svg:font-family="'Lucida Sans Typewriter'" style:font-adornments="Regular" style:font-family-generic="swiss" style:font-pitch="fixed"/>
    <style:font-face style:name="Lucidatypewriter5" svg:font-family="Lucidatypewriter" style:font-adornments="Regular" style:font-family-generic="swiss" style:font-pitch="fixed"/>
    <style:font-face style:name="AlArabiya2" svg:font-family="AlArabiya" style:font-pitch="variable"/>
    <style:font-face style:name="AlArabiya1" svg:font-family="AlArabiya" style:font-adornments="Regular" style:font-pitch="variable"/>
    <style:font-face style:name="Andale Sans UI" svg:font-family="'Andale Sans UI'" style:font-pitch="variable"/>
    <style:font-face style:name="Arial Unicode MS" svg:font-family="'Arial Unicode MS'" style:font-pitch="variable"/>
    <style:font-face style:name="Gothic" svg:font-family="Gothic" style:font-pitch="variable"/>
    <style:font-face style:name="Lucidasans" svg:font-family="Lucidasans" style:font-pitch="variable"/>
    <style:font-face style:name="Courier2" svg:font-family="Courier" style:font-family-generic="modern" style:font-pitch="variable"/>
    <style:font-face style:name="Courier1" svg:font-family="Courier" style:font-adornments="Regular"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ucidatypewriter" svg:font-family="Lucidatypewriter" style:font-family-generic="roman" style:font-pitch="variable"/>
    <style:font-face style:name="Lucidatypewriter1" svg:font-family="Lucidatypewriter" style:font-adornments="Regular"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Regular" style:font-family-generic="swiss" style:font-pitch="variable"/>
    <style:font-face style:name="FreeSans2" svg:font-family="FreeSans" style:font-family-generic="swiss" style:font-pitch="variable"/>
    <style:font-face style:name="FreeSans1" svg:font-family="FreeSans" style:font-adornments="Regular" style:font-family-generic="swiss" style:font-pitch="variable"/>
    <style:font-face style:name="Helvetica2" svg:font-family="Helvetica" style:font-family-generic="swiss" style:font-pitch="variable"/>
    <style:font-face style:name="Helvetica1" svg:font-family="Helvetica" style:font-adornments="Regular" style:font-family-generic="swiss" style:font-pitch="variable"/>
    <style:font-face style:name="Lucida Sans Typewriter2" svg:font-family="'Lucida Sans Typewriter'" style:font-family-generic="swiss" style:font-pitch="variable"/>
    <style:font-face style:name="Lucida Sans Typewriter1" svg:font-family="'Lucida Sans Typewriter'" style:font-adornments="Regular" style:font-family-generic="swiss" style:font-pitch="variable"/>
    <style:font-face style:name="Droid Sans Fallback" svg:font-family="'Droid Sans Fallback'" style:font-family-generic="system" style:font-pitch="variable"/>
    <style:font-face style:name="FreeSans3" svg:font-family="FreeSans" style:font-family-generic="system" style:font-pitch="variable"/>
  </office:font-face-decls>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2" draw:display-name="Dashed (var) 2" draw:style="rect" draw:dots1="1" draw:dots1-length="0.02cm" draw:dots2="1" draw:dots2-length="0.02cm" draw:distance="0.02cm"/>
    <draw:stroke-dash draw:name="Fine_20_Dotted" draw:display-name="Fine Dotted" draw:style="rect" draw:dots1="1" draw:distance="0.457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Nimbus Roman No9 L" fo:font-size="24pt" fo:language="en" fo:country="US" style:font-name-asian="Andale Sans UI" style:font-size-asian="24pt" style:language-asian="zxx" style:country-asian="none" style:font-name-complex="Lucidasans" style:font-size-complex="24pt" style:language-complex="zxx" style:country-complex="none"/>
    </style:default-style>
    <style:style style:name="standard" style:family="graphic">
      <style:graphic-properties draw:stroke="solid" draw:stroke-dash="Dashed_20__28_var_29__20_2" svg:stroke-width="0.102cm" svg:stroke-color="#000000" draw:marker-start-width="0.457cm" draw:marker-start-center="false" draw:marker-end-width="0.457cm" draw:marker-end-center="false" draw:fill-gradient-name="Gradient_20_8" draw:fill-hatch-name="Hatch_20_1" draw:fill-image-name="Bitmape_20_1" draw:fill-image-width="0cm" draw:fill-image-height="0cm" draw:shadow="hidden" draw:shadow-offset-x="0.3cm" draw:shadow-offset-y="0.3cm" draw:shadow-color="#808080">
        <text:list-style style:name="standard">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100%" fo:text-align="start"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Lucidatypewriter3" fo:font-family="Lucidatypewriter" style:font-style-name="Regular" style:font-pitch="fixed" fo:font-size="18pt" fo:font-style="normal" fo:text-shadow="none" style:text-underline-style="none" fo:font-weight="normal" style:font-name-asian="Gothic" style:font-family-asian="Gothic" style:font-pitch-asian="variable" style:font-size-asian="24pt" style:font-style-asian="normal" style:font-weight-asian="normal" style:font-name-complex="Gothic" style:font-family-complex="Gothic"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stroke-dash="Dashed_20__28_var_29__20_2" svg:stroke-width="0.102cm" draw:marker-start-width="0.457cm" draw:marker-end-width="0.457cm" draw:fill="none" draw:fill-gradient-name="Gradient_20_7" draw:fill-hatch-name="Hatch_20_1" draw:fill-image-name="Bitmape_20_1" draw:shadow-offset-x="0.305cm" draw:shadow-offset-y="0.305cm"/>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solid" draw:fill-color="#babed6"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98%"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Gothic" style:font-family-asian="Gothic" style:font-pitch-asian="variable" style:font-size-asian="12pt" style:font-style-asian="normal" style:font-weight-asian="normal" style:font-name-complex="Lucidasans" style:font-family-complex="Lucidasans" style:font-pitch-complex="variable" style:font-size-complex="12pt" style:font-style-complex="normal" style:font-weight-complex="normal" style:font-relief="none"/>
    </style:style>
    <style:style style:name="Default-outline1" style:family="presentation">
      <style:graphic-properties draw:stroke="none" draw:fill="none">
        <text:list-style style:name="Default-outline1">
          <text:list-level-style-bullet text:level="1" text:bullet-char="●">
            <style:list-level-properties text:space-before="0.299cm" text:min-label-width="0.9cm"/>
            <style:text-properties fo:font-family="StarSymbol" style:font-pitch="variable" fo:color="#0e594d" fo:font-size="45%"/>
          </text:list-level-style-bullet>
          <text:list-level-style-bullet text:level="2" text:bullet-char="–">
            <style:list-level-properties text:space-before="1.6cm" text:min-label-width="0.798cm"/>
            <style:text-properties fo:font-family="StarSymbol" style:font-pitch="variable" fo:color="#000000" fo:font-size="75%"/>
          </text:list-level-style-bullet>
          <text:list-level-style-bullet text:level="3" text:bullet-char="●">
            <style:list-level-properties text:space-before="2.998cm" text:min-label-width="0.6cm"/>
            <style:text-properties fo:font-family="StarSymbol" style:font-pitch="variable" fo:color="#000000" fo:font-size="45%"/>
          </text:list-level-style-bullet>
          <text:list-level-style-bullet text:level="4" text:bullet-char="–">
            <style:list-level-properties text:space-before="4.198cm" text:min-label-width="0.599cm"/>
            <style:text-properties fo:font-family="StarSymbol" style:font-pitch="variable" fo:color="#000000" fo:font-size="75%"/>
          </text:list-level-style-bullet>
          <text:list-level-style-bullet text:level="5" text:bullet-char="●">
            <style:list-level-properties text:space-before="5.397cm" text:min-label-width="0.6cm"/>
            <style:text-properties fo:font-family="StarSymbol" style:font-pitch="variable" fo:color="#000000" fo:font-size="45%"/>
          </text:list-level-style-bullet>
          <text:list-level-style-bullet text:level="6" text:bullet-char="●">
            <style:list-level-properties text:space-before="5.397cm" text:min-label-width="0.6cm"/>
            <style:text-properties fo:font-family="StarSymbol" style:font-pitch="variable" fo:color="#000000" fo:font-size="45%"/>
          </text:list-level-style-bullet>
          <text:list-level-style-bullet text:level="7" text:bullet-char="●">
            <style:list-level-properties text:space-before="5.397cm" text:min-label-width="0.6cm"/>
            <style:text-properties fo:font-family="StarSymbol" style:font-pitch="variable" fo:color="#000000" fo:font-size="45%"/>
          </text:list-level-style-bullet>
          <text:list-level-style-bullet text:level="8" text:bullet-char="●">
            <style:list-level-properties text:space-before="5.397cm" text:min-label-width="0.6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9%" fo:text-align="start" fo:text-indent="0cm" style:punctuation-wrap="simple" style:line-break="strict">
        <style:tab-stops>
          <style:tab-stop style:position="0.07cm"/>
          <style:tab-stop style:position="1.34cm"/>
          <style:tab-stop style:position="2.61cm"/>
          <style:tab-stop style:position="3.88cm"/>
          <style:tab-stop style:position="5.15cm"/>
          <style:tab-stop style:position="6.42cm"/>
          <style:tab-stop style:position="7.69cm"/>
          <style:tab-stop style:position="8.96cm"/>
          <style:tab-stop style:position="10.23cm"/>
          <style:tab-stop style:position="11.5cm"/>
          <style:tab-stop style:position="12.77cm"/>
          <style:tab-stop style:position="14.04cm"/>
          <style:tab-stop style:position="15.31cm"/>
          <style:tab-stop style:position="16.58cm"/>
          <style:tab-stop style:position="17.85cm"/>
          <style:tab-stop style:position="19.12cm"/>
          <style:tab-stop style:position="20.39cm"/>
          <style:tab-stop style:position="21.66cm"/>
          <style:tab-stop style:position="22.93cm"/>
          <style:tab-stop style:position="24.2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2pt"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font-relief="none"/>
    </style:style>
    <style:style style:name="Default-outline2" style:family="presentation" style:parent-style-name="Default-outline1">
      <style:paragraph-properties fo:margin-left="0cm" fo:margin-right="0cm" fo:margin-top="0cm" fo:margin-bottom="0cm" fo:line-height="99%" fo:text-align="start" fo:text-indent="0cm" style:punctuation-wrap="simple" style:line-break="strict">
        <style:tab-stops>
          <style:tab-stop style:position="0.141cm"/>
          <style:tab-stop style:position="1.411cm"/>
          <style:tab-stop style:position="2.681cm"/>
          <style:tab-stop style:position="3.951cm"/>
          <style:tab-stop style:position="5.221cm"/>
          <style:tab-stop style:position="6.491cm"/>
          <style:tab-stop style:position="7.761cm"/>
          <style:tab-stop style:position="9.031cm"/>
          <style:tab-stop style:position="10.301cm"/>
          <style:tab-stop style:position="11.571cm"/>
          <style:tab-stop style:position="12.841cm"/>
          <style:tab-stop style:position="14.111cm"/>
          <style:tab-stop style:position="15.381cm"/>
          <style:tab-stop style:position="16.651cm"/>
          <style:tab-stop style:position="17.921cm"/>
          <style:tab-stop style:position="19.191cm"/>
          <style:tab-stop style:position="20.461cm"/>
          <style:tab-stop style:position="21.731cm"/>
          <style:tab-stop style:position="23.001cm"/>
          <style:tab-stop style:position="24.271cm"/>
        </style:tab-stops>
      </style:paragraph-properties>
      <style:text-properties fo:color="#000000" style:text-line-through-style="none" style:text-line-through-type="none" style:text-position="0% 100%" style:font-name="Arial1" fo:font-family="Arial" style:font-family-generic="swiss" style:font-pitch="variable" fo:font-size="28pt" fo:font-style="normal" fo:text-shadow="none" style:text-underline-style="none" fo:font-weight="normal" style:font-name-asian="Arial Unicode MS" style:font-family-asian="'Arial Unicode MS'" style:font-pitch-asian="variable" style:font-size-asian="28pt" style:font-name-complex="Arial Unicode MS" style:font-family-complex="'Arial Unicode MS'" style:font-pitch-complex="variable" style:font-size-complex="28pt" style:font-relief="none"/>
    </style:style>
    <style:style style:name="Default-outline3" style:family="presentation" style:parent-style-name="Default-outline2">
      <style:paragraph-properties fo:margin-left="0cm" fo:margin-right="0cm" fo:margin-top="0cm" fo:margin-bottom="0cm" fo:line-height="99%" fo:text-align="start" fo:text-indent="0cm" style:punctuation-wrap="simple" style:line-break="strict">
        <style:tab-stops>
          <style:tab-stop style:position="0.211cm"/>
          <style:tab-stop style:position="1.481cm"/>
          <style:tab-stop style:position="2.751cm"/>
          <style:tab-stop style:position="4.021cm"/>
          <style:tab-stop style:position="5.291cm"/>
          <style:tab-stop style:position="6.561cm"/>
          <style:tab-stop style:position="7.831cm"/>
          <style:tab-stop style:position="9.101cm"/>
          <style:tab-stop style:position="10.371cm"/>
          <style:tab-stop style:position="11.641cm"/>
          <style:tab-stop style:position="12.911cm"/>
          <style:tab-stop style:position="14.181cm"/>
          <style:tab-stop style:position="15.451cm"/>
          <style:tab-stop style:position="16.721cm"/>
          <style:tab-stop style:position="17.991cm"/>
          <style:tab-stop style:position="19.261cm"/>
          <style:tab-stop style:position="20.531cm"/>
          <style:tab-stop style:position="21.801cm"/>
          <style:tab-stop style:position="23.071cm"/>
          <style:tab-stop style:position="24.341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none" style:text-underline-style="none" fo:font-weight="normal" style:font-name-asian="Arial Unicode MS" style:font-family-asian="'Arial Unicode MS'" style:font-pitch-asian="variable" style:font-size-asian="24pt" style:font-name-complex="Arial Unicode MS" style:font-family-complex="'Arial Unicode MS'" style:font-pitch-complex="variable" style:font-size-complex="24pt" style:font-relief="none"/>
    </style:style>
    <style:style style:name="Default-outline4" style:family="presentation" style:parent-style-name="Default-outline3">
      <style:paragraph-properties fo:margin-left="0cm" fo:margin-right="0cm" fo:margin-top="0cm" fo:margin-bottom="0cm" fo:line-height="99%" fo:text-align="start" fo:text-indent="0cm" style:punctuation-wrap="simple" style:line-break="strict">
        <style:tab-stops>
          <style:tab-stop style:position="0.282cm"/>
          <style:tab-stop style:position="1.552cm"/>
          <style:tab-stop style:position="2.822cm"/>
          <style:tab-stop style:position="4.092cm"/>
          <style:tab-stop style:position="5.362cm"/>
          <style:tab-stop style:position="6.632cm"/>
          <style:tab-stop style:position="7.902cm"/>
          <style:tab-stop style:position="9.172cm"/>
          <style:tab-stop style:position="10.442cm"/>
          <style:tab-stop style:position="11.712cm"/>
          <style:tab-stop style:position="12.982cm"/>
          <style:tab-stop style:position="14.252cm"/>
          <style:tab-stop style:position="15.522cm"/>
          <style:tab-stop style:position="16.792cm"/>
          <style:tab-stop style:position="18.062cm"/>
          <style:tab-stop style:position="19.332cm"/>
          <style:tab-stop style:position="20.602cm"/>
          <style:tab-stop style:position="21.872cm"/>
          <style:tab-stop style:position="23.142cm"/>
          <style:tab-stop style:position="24.412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 Unicode MS" style:font-family-asian="'Arial Unicode MS'" style:font-pitch-asian="variable" style:font-size-asian="20pt" style:font-name-complex="Arial Unicode MS" style:font-family-complex="'Arial Unicode MS'" style:font-pitch-complex="variable" style:font-size-complex="20pt" style:font-relief="none"/>
    </style:style>
    <style:style style:name="Default-outline5" style:family="presentation" style:parent-style-name="Default-outline4">
      <style:paragraph-properties fo:margin-left="0cm" fo:margin-right="0cm" fo:margin-top="0cm" fo:margin-bottom="0cm" fo:line-height="99%" fo:text-align="start"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 Unicode MS" style:font-family-asian="'Arial Unicode MS'" style:font-pitch-asian="variable" style:font-size-asian="20pt" style:font-name-complex="Arial Unicode MS" style:font-family-complex="'Arial Unicode MS'" style:font-pitch-complex="variable" style:font-size-complex="20pt" style:font-relief="none"/>
    </style:style>
    <style:style style:name="Default-outline6" style:family="presentation" style:parent-style-name="Default-outline5">
      <style:paragraph-properties fo:margin-left="0cm" fo:margin-right="0cm" fo:margin-top="0cm" fo:margin-bottom="0cm" fo:line-height="99%" fo:text-align="start"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 Unicode MS" style:font-family-asian="'Arial Unicode MS'" style:font-pitch-asian="variable" style:font-size-asian="20pt" style:font-name-complex="Arial Unicode MS" style:font-family-complex="'Arial Unicode MS'" style:font-pitch-complex="variable" style:font-size-complex="20pt" style:font-relief="none"/>
    </style:style>
    <style:style style:name="Default-outline7" style:family="presentation" style:parent-style-name="Default-outline6">
      <style:paragraph-properties fo:margin-left="0cm" fo:margin-right="0cm" fo:margin-top="0cm" fo:margin-bottom="0cm" fo:line-height="99%" fo:text-align="start"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 Unicode MS" style:font-family-asian="'Arial Unicode MS'" style:font-pitch-asian="variable" style:font-size-asian="20pt" style:font-name-complex="Arial Unicode MS" style:font-family-complex="'Arial Unicode MS'" style:font-pitch-complex="variable" style:font-size-complex="20pt" style:font-relief="none"/>
    </style:style>
    <style:style style:name="Default-outline8" style:family="presentation" style:parent-style-name="Default-outline7">
      <style:paragraph-properties fo:margin-left="0cm" fo:margin-right="0cm" fo:margin-top="0cm" fo:margin-bottom="0cm" fo:line-height="99%" fo:text-align="start"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 Unicode MS" style:font-family-asian="'Arial Unicode MS'" style:font-pitch-asian="variable" style:font-size-asian="20pt" style:font-name-complex="Arial Unicode MS" style:font-family-complex="'Arial Unicode MS'" style:font-pitch-complex="variable" style:font-size-complex="20pt" style:font-relief="none"/>
    </style:style>
    <style:style style:name="Default-outline9" style:family="presentation" style:parent-style-name="Default-outline8">
      <style:paragraph-properties fo:margin-left="0cm" fo:margin-right="0cm" fo:margin-top="0cm" fo:margin-bottom="0cm" fo:line-height="99%" fo:text-align="start"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 Unicode MS" style:font-family-asian="'Arial Unicode MS'" style:font-pitch-asian="variable" style:font-size-asian="20pt" style:font-name-complex="Arial Unicode MS" style:font-family-complex="'Arial Unicode MS'" style:font-pitch-complex="variable" style:font-size-complex="20pt"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599cm"/>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599cm" fo:margin-right="0cm" fo:margin-top="0cm" fo:margin-bottom="0cm" style:line-height-at-least="1.151cm" fo:text-align="center" fo:text-indent="0cm" style:punctuation-wrap="simple" style:line-break="strict">
        <style:tab-stops>
          <style:tab-stop style:position="0cm"/>
          <style:tab-stop style:position="0.67cm"/>
          <style:tab-stop style:position="1.94cm"/>
          <style:tab-stop style:position="3.21cm"/>
          <style:tab-stop style:position="4.48cm"/>
          <style:tab-stop style:position="5.75cm"/>
          <style:tab-stop style:position="7.02cm"/>
          <style:tab-stop style:position="8.29cm"/>
          <style:tab-stop style:position="9.56cm"/>
          <style:tab-stop style:position="10.83cm"/>
          <style:tab-stop style:position="12.1cm"/>
          <style:tab-stop style:position="13.37cm"/>
          <style:tab-stop style:position="14.64cm"/>
          <style:tab-stop style:position="15.91cm"/>
          <style:tab-stop style:position="17.18cm"/>
          <style:tab-stop style:position="18.45cm"/>
          <style:tab-stop style:position="19.72cm"/>
          <style:tab-stop style:position="20.99cm"/>
          <style:tab-stop style:position="22.26cm"/>
          <style:tab-stop style:position="23.53cm"/>
          <style:tab-stop style:position="24.8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9%" fo:text-align="center"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333333" style:text-outline="false" style:text-line-through-style="none" style:text-line-through-type="none" style:text-position="0% 100%" style:font-name="Arial1" fo:font-family="Arial" style:font-family-generic="swiss" style:font-pitch="variable" fo:font-size="44pt" fo:font-style="normal" fo:text-shadow="none" style:text-underline-style="none" fo:font-weight="bold" style:font-name-asian="Arial Unicode MS" style:font-family-asian="'Arial Unicode MS'" style:font-pitch-asian="variable" style:font-size-asian="44pt" style:font-style-asian="normal" style:font-weight-asian="normal" style:font-name-complex="Arial Unicode MS" style:font-family-complex="'Arial Unicode MS'" style:font-pitch-complex="variable" style:font-size-complex="44pt" style:font-style-complex="normal" style:font-weight-complex="normal"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solid" draw:fill-color="#babed6"/>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solid" svg:stroke-width="0.026cm" svg:stroke-color="#c0c0c0" draw:fill="solid" draw:fill-color="#dddddd" draw:textarea-horizontal-align="center" draw:textarea-vertical-align="middle" fo:padding-top="-0.038cm" fo:padding-bottom="-0.038cm" fo:padding-left="-0.038cm" fo:padding-right="-0.038cm" draw:shadow="hidden"/>
    </style:style>
    <style:style style:name="Mgr2" style:family="graphic" style:parent-style-name="standard">
      <style:graphic-properties draw:stroke="solid" svg:stroke-width="0.026cm" svg:stroke-color="#000000" draw:fill="solid" draw:fill-color="#125c8d" draw:textarea-horizontal-align="center" draw:textarea-vertical-align="middle" fo:padding-top="-0.038cm" fo:padding-bottom="-0.038cm" fo:padding-left="-0.038cm" fo:padding-right="-0.038cm" draw:shadow="hidden"/>
    </style:style>
    <style:style style:name="Mgr3" style:family="graphic" style:parent-style-name="standard">
      <style:graphic-properties draw:stroke="none" svg:stroke-width="0.026cm" svg:stroke-color="#000000" draw:fill="solid" draw:fill-color="#ffffff" draw:textarea-horizontal-align="center" draw:textarea-vertical-align="middle" draw:shadow="hidden" style:protect="position siz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554cm" svg:height="5.665cm" svg:x="2.159cm" svg:y="4.85cm"/>
      <draw:page-thumbnail draw:layer="backgroundobjects" svg:width="7.554cm" svg:height="5.665cm" svg:x="11.874cm" svg:y="4.85cm"/>
      <draw:page-thumbnail draw:layer="backgroundobjects" svg:width="7.554cm" svg:height="5.665cm" svg:x="2.159cm" svg:y="17.423cm"/>
      <draw:page-thumbnail draw:layer="backgroundobjects" svg:width="7.554cm" svg:height="5.665cm" svg:x="11.874cm" svg:y="17.423cm"/>
    </style:handout-master>
    <style:master-page style:name="Default" style:page-layout-name="PM1" draw:style-name="Mdp1">
      <draw:rect draw:style-name="Mgr1" draw:text-style-name="MP1" draw:layer="backgroundobjects" svg:width="26.873cm" svg:height="15.738cm" svg:x="1.124cm" svg:y="5.261cm" draw:corner-radius="0.004cm">
        <text:p/>
      </draw:rect>
      <draw:rect draw:style-name="Mgr2" draw:text-style-name="MP1" draw:layer="backgroundobjects" svg:width="0.507cm" svg:height="2.553cm" svg:x="0cm" svg:y="0cm" draw:corner-radius="0.004cm">
        <text:p/>
      </draw:rect>
      <draw:rect draw:style-name="Mgr2" draw:text-style-name="MP1" draw:layer="backgroundobjects" svg:width="0.507cm" svg:height="2.553cm" svg:x="0cm" svg:y="6.615cm" draw:corner-radius="0.004cm">
        <text:p/>
      </draw:rect>
      <draw:rect draw:style-name="Mgr2" draw:text-style-name="MP1" draw:layer="backgroundobjects" svg:width="0.507cm" svg:height="2.553cm" svg:x="0cm" svg:y="3.246cm" draw:corner-radius="0.004cm">
        <text:p/>
      </draw:rect>
      <draw:frame presentation:style-name="Default-title" draw:layer="backgroundobjects" svg:width="23.905cm" svg:height="3.634cm" svg:x="2.055cm" svg:y="1.676cm" presentation:class="title" presentation:placeholder="true">
        <draw:text-box/>
      </draw:frame>
      <draw:frame presentation:style-name="Default-outline1" draw:layer="backgroundobjects" svg:width="23.905cm" svg:height="12.179cm" svg:x="2.055cm" svg:y="5.838cm" presentation:class="outline" presentation:placeholder="true">
        <draw:text-box/>
      </draw:frame>
      <presentation:notes style:page-layout-name="PM2">
        <draw:rect draw:style-name="Mgr3" draw:text-style-name="MP1" draw:layer="backgroundobjects" svg:width="21.59cm" svg:height="27.94cm" svg:x="0cm" svg:y="0cm">
          <text:p/>
        </draw:rect>
        <draw:page-thumbnail presentation:style-name="Default-title" draw:layer="backgroundobjects" svg:width="14.182cm" svg:height="9.578cm" svg:x="3.704cm" svg:y="2.796cm" presentation:class="page"/>
        <draw:frame presentation:style-name="Default-notes" draw:layer="backgroundobjects" svg:width="15.024cm" svg:height="10.627cm" svg:x="3.294cm" svg:y="13.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 LibreOffice_project/420m0$Build-2</meta:generator>
    <meta:initial-creator>Dominique Colnet</meta:initial-creator>
    <meta:creation-date>2004-09-08T16:55:31</meta:creation-date>
    <dc:date>2016-01-27T14:01:09.764471131</dc:date>
    <meta:print-date>2004-09-08T16:55:31</meta:print-date>
    <dc:language>en-US</dc:language>
    <meta:editing-cycles>145</meta:editing-cycles>
    <meta:editing-duration>P2DT21H24M52S</meta:editing-duration>
    <meta:document-statistic meta:object-count="149"/>
    <meta:user-defined meta:name="Info 1"/>
    <meta:user-defined meta:name="Info 2"/>
    <meta:user-defined meta:name="Info 3"/>
    <meta:user-defined meta:name="Info 4"/>
  </office:meta>
</office:document-meta>
</file>